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607A0000166F693C342B.svm"/>
  <manifest:file-entry manifest:media-type="" manifest:full-path="Pictures/2000000700005000000035737C1A8B35.svm"/>
  <manifest:file-entry manifest:media-type="" manifest:full-path="Pictures/20000007000058CC00003E0E80EB7884.svm"/>
  <manifest:file-entry manifest:media-type="" manifest:full-path="Pictures/2000000700004C1800003F74AB57B143.svm"/>
  <manifest:file-entry manifest:media-type="" manifest:full-path="Pictures/20000007000058CC00001396CA7171E3.svm"/>
  <manifest:file-entry manifest:media-type="" manifest:full-path="Pictures/200000070000502900003F74896033B7.svm"/>
  <manifest:file-entry manifest:media-type="" manifest:full-path="Pictures/20000007000054BC00003F742EFC2EE5.svm"/>
  <manifest:file-entry manifest:media-type="" manifest:full-path="Pictures/20000007000058CC000019D14395F1AC.svm"/>
  <manifest:file-entry manifest:media-type="" manifest:full-path="Pictures/2000000700005B71000028BF57D7D6DA.svm"/>
  <manifest:file-entry manifest:media-type="" manifest:full-path="Pictures/20000007000045030000391C9CD0D49D.svm"/>
  <manifest:file-entry manifest:media-type="" manifest:full-path="Pictures/200000070000553E00003F74E947A0CD.svm"/>
  <manifest:file-entry manifest:media-type="" manifest:full-path="Pictures/20000007000046D80000391C1261F1FC.svm"/>
  <manifest:file-entry manifest:media-type="" manifest:full-path="Pictures/2000000700002EA00000034F06178675.svm"/>
  <manifest:file-entry manifest:media-type="" manifest:full-path="Pictures/2000000700005000000037DA39A14EB9.svm"/>
  <manifest:file-entry manifest:media-type="" manifest:full-path="Pictures/20000007000058CC00003CA8E2DBCADD.svm"/>
  <manifest:file-entry manifest:media-type="" manifest:full-path="Pictures/20000007000058CC000029547B8823FF.svm"/>
  <manifest:file-entry manifest:media-type="" manifest:full-path="Pictures/2000000700003A7C0000280F0E1E7458.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NimbusMonL-Regu" svg:font-family="NimbusMonL-Regu"/>
    <style:font-face style:name="NimbusRomNo9L-MediItal" svg:font-family="NimbusRomNo9L-MediItal"/>
    <style:font-face style:name="NimbusRomNo9L-Regu" svg:font-family="NimbusRomNo9L-Regu"/>
    <style:font-face style:name="NimbusRomNo9L-ReguItal" svg:font-family="NimbusRomNo9L-ReguItal"/>
    <style:font-face style:name="NimbusSanL-Bold" svg:font-family="NimbusSanL-Bold"/>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it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5.863cm" style:rel-column-width="21845*"/>
    </style:style>
    <style:style style:name="Tabla1.B" style:family="table-column">
      <style:table-column-properties style:column-width="6.16cm" style:rel-column-width="22949*"/>
    </style:style>
    <style:style style:name="Tabla1.C" style:family="table-column">
      <style:table-column-properties style:column-width="5.567cm" style:rel-column-width="20741*"/>
    </style:style>
    <style:style style:name="Tabla1.A1" style:family="table-cell">
      <style:table-cell-properties fo:padding="0.097cm" fo:border-left="0.002cm solid #000000" fo:border-right="none" fo:border-top="0.002cm solid #000000" fo:border-bottom="0.002cm solid #000000"/>
    </style:style>
    <style:style style:name="Tabla1.C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C2" style:family="table-cell">
      <style:table-cell-properties fo:padding="0.097cm" fo:border-left="0.002cm solid #000000" fo:border-right="0.002cm solid #000000" fo:border-top="none" fo:border-bottom="0.002cm solid #000000"/>
    </style:style>
    <style:style style:name="Tabla2" style:family="table">
      <style:table-properties style:width="17.59cm" table:align="margins"/>
    </style:style>
    <style:style style:name="Tabla2.A" style:family="table-column">
      <style:table-column-properties style:column-width="5.863cm" style:rel-column-width="21845*"/>
    </style:style>
    <style:style style:name="Tabla2.A1" style:family="table-cell">
      <style:table-cell-properties fo:padding="0.097cm" fo:border-left="0.002cm solid #000000" fo:border-right="none" fo:border-top="0.002cm solid #000000" fo:border-bottom="0.002cm solid #000000"/>
    </style:style>
    <style:style style:name="Tabla2.C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C2" style:family="table-cell">
      <style:table-cell-properties fo:padding="0.097cm" fo:border-left="0.002cm solid #000000" fo:border-right="0.002cm solid #000000" fo:border-top="none" fo:border-bottom="0.002cm solid #000000"/>
    </style:style>
    <style:style style:name="Tabla3" style:family="table">
      <style:table-properties style:width="17.59cm" table:align="margins"/>
    </style:style>
    <style:style style:name="Tabla3.A" style:family="table-column">
      <style:table-column-properties style:column-width="2.02cm" style:rel-column-width="7524*"/>
    </style:style>
    <style:style style:name="Tabla3.B" style:family="table-column">
      <style:table-column-properties style:column-width="3.51cm" style:rel-column-width="13078*"/>
    </style:style>
    <style:style style:name="Tabla3.C" style:family="table-column">
      <style:table-column-properties style:column-width="2.919cm" style:rel-column-width="10876*"/>
    </style:style>
    <style:style style:name="Tabla3.D" style:family="table-column">
      <style:table-column-properties style:column-width="5.219cm" style:rel-column-width="19446*"/>
    </style:style>
    <style:style style:name="Tabla3.E" style:family="table-column">
      <style:table-column-properties style:column-width="3.921cm" style:rel-column-width="14611*"/>
    </style:style>
    <style:style style:name="Tabla3.A1" style:family="table-cell">
      <style:table-cell-properties fo:padding="0.097cm" fo:border-left="0.002cm solid #000000" fo:border-right="none" fo:border-top="0.002cm solid #000000" fo:border-bottom="0.002cm solid #000000"/>
    </style:style>
    <style:style style:name="Tabla3.E1" style:family="table-cell">
      <style:table-cell-properties fo:padding="0.097cm" fo:border="0.002cm solid #000000"/>
    </style:style>
    <style:style style:name="Tabla3.A2" style:family="table-cell">
      <style:table-cell-properties fo:padding="0.097cm" fo:border-left="0.002cm solid #000000" fo:border-right="none" fo:border-top="none" fo:border-bottom="0.002cm solid #000000"/>
    </style:style>
    <style:style style:name="Tabla3.E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text-autospace="none"/>
      <style:text-properties fo:color="#000000" style:font-name="Arial1" fo:font-size="24pt" style:text-underline-style="solid" style:text-underline-width="auto" style:text-underline-color="font-color" fo:font-weight="bold" style:font-name-asian="NimbusSanL-Bold" style:font-size-asian="24pt" style:font-weight-asian="bold" style:font-name-complex="NimbusSanL-Bold" style:font-size-complex="24pt" style:font-weight-complex="bold"/>
    </style:style>
    <style:style style:name="P2" style:family="paragraph" style:parent-style-name="Standard">
      <style:paragraph-properties fo:text-align="start" style:justify-single-word="false" style:text-autospace="none"/>
      <style:text-properties fo:color="#000000" style:font-name="Arial1" fo:font-size="24pt" fo:font-weight="bold" style:font-name-asian="NimbusSanL-Bold" style:font-size-asian="24pt" style:font-weight-asian="bold" style:font-name-complex="NimbusSanL-Bold" style:font-size-complex="24pt" style:font-weight-complex="bold"/>
    </style:style>
    <style:style style:name="P3" style:family="paragraph" style:parent-style-name="Standard">
      <style:paragraph-properties fo:text-align="start" style:justify-single-word="false" style:text-autospace="none"/>
      <style:text-properties fo:color="#000000" style:font-name="Arial1" fo:font-size="12pt" style:font-name-asian="NimbusMonL-Regu" style:font-size-asian="12pt" style:font-name-complex="NimbusMonL-Regu" style:font-size-complex="12pt"/>
    </style:style>
    <style:style style:name="P4" style:family="paragraph" style:parent-style-name="Standard">
      <style:paragraph-properties fo:text-align="start" style:justify-single-word="false" style:text-autospace="none"/>
      <style:text-properties fo:color="#000000" style:font-name="Arial1" fo:font-size="12pt" fo:font-weight="normal" style:font-name-asian="NimbusRomNo9L-Regu" style:font-size-asian="12pt" style:font-weight-asian="normal" style:font-name-complex="NimbusRomNo9L-Regu" style:font-size-complex="12pt" style:font-weight-complex="normal"/>
    </style:style>
    <style:style style:name="P5" style:family="paragraph" style:parent-style-name="Standard">
      <style:paragraph-properties fo:text-align="start" style:justify-single-word="false" style:text-autospace="none"/>
      <style:text-properties fo:color="#000000" style:font-name="Arial1" fo:font-size="14pt" fo:font-weight="bold" style:font-name-asian="NimbusRomNo9L-Regu" style:font-size-asian="14pt" style:font-weight-asian="bold" style:font-name-complex="NimbusRomNo9L-Regu" style:font-size-complex="14pt" style:font-weight-complex="bold"/>
    </style:style>
    <style:style style:name="P6" style:family="paragraph" style:parent-style-name="Standard">
      <style:paragraph-properties fo:text-align="start" style:justify-single-word="false" style:text-autospace="none"/>
      <style:text-properties fo:color="#20435c" style:font-name="Arial1" fo:font-size="14.5pt" fo:font-weight="bold" style:font-name-asian="NimbusSanL-Bold" style:font-size-asian="14.5pt" style:font-weight-asian="bold" style:font-name-complex="NimbusSanL-Bold" style:font-size-complex="14.5pt" style:font-weight-complex="bold"/>
    </style:style>
    <style:style style:name="P7" style:family="paragraph" style:parent-style-name="Standard">
      <style:paragraph-properties fo:text-align="start" style:justify-single-word="false" style:text-autospace="none"/>
      <style:text-properties fo:color="#20435c" style:font-name="Arial1" fo:font-size="12pt" fo:font-weight="normal" style:font-name-asian="NimbusSanL-Bold" style:font-size-asian="12pt" style:font-weight-asian="normal" style:font-name-complex="NimbusSanL-Bold" style:font-size-complex="12pt" style:font-weight-complex="normal"/>
    </style:style>
    <style:style style:name="P8" style:family="paragraph" style:parent-style-name="Standard">
      <style:paragraph-properties fo:text-align="start" style:justify-single-word="false" style:text-autospace="none"/>
      <style:text-properties fo:color="#35607c" style:font-name="Arial1" fo:font-size="12pt" style:font-name-asian="NimbusRomNo9L-ReguItal" style:font-size-asian="12pt" style:font-name-complex="NimbusRomNo9L-ReguItal" style:font-size-complex="12pt"/>
    </style:style>
    <style:style style:name="P9" style:family="paragraph" style:parent-style-name="Standard">
      <style:paragraph-properties fo:text-align="start" style:justify-single-word="false" style:text-autospace="none"/>
      <style:text-properties style:font-name="Arial1" fo:font-size="12pt" style:font-name-asian="NimbusRomNo9L-Regu" style:font-size-asian="12pt" style:font-name-complex="NimbusRomNo9L-Regu" style:font-size-complex="12pt"/>
    </style:style>
    <style:style style:name="P10" style:family="paragraph" style:parent-style-name="Table_20_Contents">
      <style:paragraph-properties fo:text-align="start" style:justify-single-word="false"/>
      <style:text-properties style:font-name="Arial1" fo:font-size="12pt" style:font-name-asian="NimbusRomNo9L-Regu" style:font-size-asian="12pt" style:font-name-complex="NimbusRomNo9L-Regu" style:font-size-complex="12pt"/>
    </style:style>
    <style:style style:name="P11" style:family="paragraph" style:parent-style-name="Standard" style:list-style-name="L1">
      <style:paragraph-properties fo:text-align="start" style:justify-single-word="false" style:text-autospace="none"/>
      <style:text-properties fo:color="#000000" style:font-name="Arial1" fo:font-size="12pt" fo:font-weight="normal" style:font-name-asian="NimbusRomNo9L-Regu" style:font-size-asian="12pt" style:font-weight-asian="normal" style:font-name-complex="NimbusRomNo9L-Regu" style:font-size-complex="12pt" style:font-weight-complex="normal"/>
    </style:style>
    <style:style style:name="P12" style:family="paragraph" style:parent-style-name="Standard" style:list-style-name="L2">
      <style:paragraph-properties fo:text-align="start" style:justify-single-word="false" style:text-autospace="none"/>
      <style:text-properties fo:color="#000000" style:font-name="Arial1" fo:font-size="12pt" fo:font-weight="normal" style:font-name-asian="NimbusRomNo9L-Regu" style:font-size-asian="12pt" style:font-weight-asian="normal" style:font-name-complex="NimbusRomNo9L-Regu" style:font-size-complex="12pt" style:font-weight-complex="normal"/>
    </style:style>
    <style:style style:name="P13" style:family="paragraph" style:parent-style-name="Standard" style:list-style-name="L3">
      <style:paragraph-properties fo:text-align="start" style:justify-single-word="false" style:text-autospace="none"/>
      <style:text-properties fo:color="#000000" style:font-name="Arial1" fo:font-size="12pt" fo:font-weight="normal" style:font-name-asian="NimbusRomNo9L-Regu" style:font-size-asian="12pt" style:font-weight-asian="normal" style:font-name-complex="NimbusRomNo9L-Regu" style:font-size-complex="12pt" style:font-weight-complex="normal"/>
    </style:style>
    <style:style style:name="P14" style:family="paragraph" style:parent-style-name="Standard" style:list-style-name="L4">
      <style:paragraph-properties fo:text-align="start" style:justify-single-word="false" style:text-autospace="none"/>
      <style:text-properties fo:color="#000000" style:font-name="Arial1" fo:font-size="12pt" fo:font-weight="normal" style:font-name-asian="NimbusRomNo9L-Regu" style:font-size-asian="12pt" style:font-weight-asian="normal" style:font-name-complex="NimbusRomNo9L-Regu" style:font-size-complex="12pt" style:font-weight-complex="normal"/>
    </style:style>
    <style:style style:name="P15" style:family="paragraph" style:parent-style-name="Standard" style:list-style-name="L5">
      <style:paragraph-properties fo:text-align="start" style:justify-single-word="false" style:text-autospace="none"/>
      <style:text-properties fo:color="#000000" style:font-name="Arial1" fo:font-size="12pt" fo:font-weight="normal" style:font-name-asian="NimbusRomNo9L-Regu" style:font-size-asian="12pt" style:font-weight-asian="normal" style:font-name-complex="NimbusRomNo9L-Regu" style:font-size-complex="12pt" style:font-weight-complex="normal"/>
    </style:style>
    <style:style style:name="P16" style:family="paragraph" style:parent-style-name="Standard" style:list-style-name="L6">
      <style:paragraph-properties fo:text-align="start" style:justify-single-word="false" style:text-autospace="none"/>
      <style:text-properties fo:color="#000000" style:font-name="Arial1" fo:font-size="12pt" fo:font-weight="normal" style:font-name-asian="NimbusRomNo9L-Regu" style:font-size-asian="12pt" style:font-weight-asian="normal" style:font-name-complex="NimbusRomNo9L-Regu" style:font-size-complex="12pt" style:font-weight-complex="normal"/>
    </style:style>
    <style:style style:name="P17" style:family="paragraph" style:parent-style-name="Standard" style:list-style-name="L7">
      <style:paragraph-properties fo:text-align="start" style:justify-single-word="false" style:text-autospace="none"/>
      <style:text-properties fo:color="#000000" style:font-name="Arial1" fo:font-size="12pt" fo:font-weight="normal" style:font-name-asian="NimbusRomNo9L-Regu" style:font-size-asian="12pt" style:font-weight-asian="normal" style:font-name-complex="NimbusRomNo9L-Regu" style:font-size-complex="12pt" style:font-weight-complex="normal"/>
    </style:style>
    <style:style style:name="P18" style:family="paragraph" style:parent-style-name="Standard" style:list-style-name="L8">
      <style:paragraph-properties fo:text-align="start" style:justify-single-word="false" style:text-autospace="none"/>
      <style:text-properties fo:color="#000000" style:font-name="Arial1" fo:font-size="12pt" fo:font-weight="normal" style:font-name-asian="NimbusRomNo9L-Regu" style:font-size-asian="12pt" style:font-weight-asian="normal" style:font-name-complex="NimbusRomNo9L-Regu" style:font-size-complex="12pt" style:font-weight-complex="normal"/>
    </style:style>
    <style:style style:name="P19" style:family="paragraph" style:parent-style-name="Standard" style:list-style-name="L9">
      <style:paragraph-properties fo:text-align="start" style:justify-single-word="false" style:text-autospace="none"/>
      <style:text-properties fo:color="#000000" style:font-name="Arial1" fo:font-size="12pt" fo:font-weight="normal" style:font-name-asian="NimbusRomNo9L-Regu" style:font-size-asian="12pt" style:font-weight-asian="normal" style:font-name-complex="NimbusRomNo9L-Regu" style:font-size-complex="12pt" style:font-weight-complex="normal"/>
    </style:style>
    <style:style style:name="P20" style:family="paragraph" style:parent-style-name="Standard" style:list-style-name="L10">
      <style:paragraph-properties fo:text-align="start" style:justify-single-word="false" style:text-autospace="none"/>
      <style:text-properties fo:color="#000000" style:font-name="Arial1" fo:font-size="12pt" fo:font-weight="normal" style:font-name-asian="NimbusRomNo9L-Regu" style:font-size-asian="12pt" style:font-weight-asian="normal" style:font-name-complex="NimbusRomNo9L-Regu" style:font-size-complex="12pt" style:font-weight-complex="normal"/>
    </style:style>
    <style:style style:name="P21" style:family="paragraph" style:parent-style-name="Standard" style:list-style-name="L11">
      <style:paragraph-properties fo:text-align="start" style:justify-single-word="false" style:text-autospace="none"/>
      <style:text-properties fo:color="#000000" style:font-name="Arial1" fo:font-size="12pt" fo:font-weight="normal" style:font-name-asian="NimbusRomNo9L-Regu" style:font-size-asian="12pt" style:font-weight-asian="normal" style:font-name-complex="NimbusRomNo9L-Regu" style:font-size-complex="12pt" style:font-weight-complex="normal"/>
    </style:style>
    <style:style style:name="P22" style:family="paragraph" style:parent-style-name="Standard" style:list-style-name="L12">
      <style:paragraph-properties fo:text-align="start" style:justify-single-word="false" style:text-autospace="none"/>
      <style:text-properties fo:color="#000000" style:font-name="Arial1" fo:font-size="12pt" fo:font-weight="normal" style:font-name-asian="NimbusRomNo9L-Regu" style:font-size-asian="12pt" style:font-weight-asian="normal" style:font-name-complex="NimbusRomNo9L-Regu" style:font-size-complex="12pt" style:font-weight-complex="normal"/>
    </style:style>
    <style:style style:name="P23" style:family="paragraph" style:parent-style-name="Standard" style:list-style-name="L13">
      <style:paragraph-properties fo:text-align="start" style:justify-single-word="false" style:text-autospace="none"/>
      <style:text-properties fo:color="#000000" style:font-name="Arial1" fo:font-size="12pt" fo:font-weight="normal" style:font-name-asian="NimbusRomNo9L-Regu" style:font-size-asian="12pt" style:font-weight-asian="normal" style:font-name-complex="NimbusRomNo9L-Regu" style:font-size-complex="12pt" style:font-weight-complex="normal"/>
    </style:style>
    <style:style style:name="P24" style:family="paragraph" style:parent-style-name="Standard" style:list-style-name="L14">
      <style:paragraph-properties fo:text-align="start" style:justify-single-word="false" style:text-autospace="none"/>
      <style:text-properties fo:color="#000000" style:font-name="Arial1" fo:font-size="12pt" fo:font-weight="normal" style:font-name-asian="NimbusRomNo9L-Regu" style:font-size-asian="12pt" style:font-weight-asian="normal" style:font-name-complex="NimbusRomNo9L-Regu" style:font-size-complex="12pt" style:font-weight-complex="normal"/>
    </style:style>
    <style:style style:name="P25" style:family="paragraph" style:parent-style-name="Standard" style:list-style-name="L15">
      <style:paragraph-properties fo:text-align="start" style:justify-single-word="false" style:text-autospace="none"/>
      <style:text-properties fo:color="#000000" style:font-name="Arial1" fo:font-size="12pt" fo:font-weight="normal" style:font-name-asian="NimbusRomNo9L-Regu" style:font-size-asian="12pt" style:font-weight-asian="normal" style:font-name-complex="NimbusRomNo9L-Regu" style:font-size-complex="12pt" style:font-weight-complex="normal"/>
    </style:style>
    <style:style style:name="P26" style:family="paragraph" style:parent-style-name="Standard" style:list-style-name="L16">
      <style:paragraph-properties fo:text-align="start" style:justify-single-word="false" style:text-autospace="none"/>
      <style:text-properties fo:color="#000000" style:font-name="Arial1" fo:font-size="12pt" fo:font-weight="normal" style:font-name-asian="NimbusRomNo9L-Regu" style:font-size-asian="12pt" style:font-weight-asian="normal" style:font-name-complex="NimbusRomNo9L-Regu" style:font-size-complex="12pt" style:font-weight-complex="normal"/>
    </style:style>
    <style:style style:name="P27" style:family="paragraph" style:parent-style-name="Standard" style:list-style-name="L17">
      <style:paragraph-properties fo:text-align="start" style:justify-single-word="false" style:text-autospace="none"/>
      <style:text-properties fo:color="#000000" style:font-name="Arial1" fo:font-size="12pt" fo:font-weight="normal" style:font-name-asian="NimbusRomNo9L-Regu" style:font-size-asian="12pt" style:font-weight-asian="normal" style:font-name-complex="NimbusRomNo9L-Regu" style:font-size-complex="12pt" style:font-weight-complex="normal"/>
    </style:style>
    <style:style style:name="P28" style:family="paragraph" style:parent-style-name="Standard" style:list-style-name="L18">
      <style:paragraph-properties fo:text-align="start" style:justify-single-word="false" style:text-autospace="none"/>
      <style:text-properties fo:color="#000000" style:font-name="Arial1" fo:font-size="12pt" fo:font-weight="normal" style:font-name-asian="NimbusRomNo9L-Regu" style:font-size-asian="12pt" style:font-weight-asian="normal" style:font-name-complex="NimbusRomNo9L-Regu" style:font-size-complex="12pt" style:font-weight-complex="normal"/>
    </style:style>
    <style:style style:name="P29" style:family="paragraph" style:parent-style-name="Standard" style:list-style-name="L19">
      <style:paragraph-properties fo:text-align="start" style:justify-single-word="false" style:text-autospace="none"/>
      <style:text-properties fo:color="#000000" style:font-name="Arial1" fo:font-size="12pt" fo:font-weight="normal" style:font-name-asian="NimbusRomNo9L-Regu" style:font-size-asian="12pt" style:font-weight-asian="normal" style:font-name-complex="NimbusRomNo9L-Regu" style:font-size-complex="12pt" style:font-weight-complex="normal"/>
    </style:style>
    <style:style style:name="P30" style:family="paragraph" style:parent-style-name="Standard" style:list-style-name="L20">
      <style:paragraph-properties fo:text-align="start" style:justify-single-word="false" style:text-autospace="none"/>
      <style:text-properties fo:color="#000000" style:font-name="Arial1" fo:font-size="12pt" fo:font-weight="normal" style:font-name-asian="NimbusRomNo9L-Regu" style:font-size-asian="12pt" style:font-weight-asian="normal" style:font-name-complex="NimbusRomNo9L-Regu" style:font-size-complex="12pt" style:font-weight-complex="normal"/>
    </style:style>
    <style:style style:name="P31" style:family="paragraph" style:parent-style-name="Standard" style:list-style-name="L21">
      <style:paragraph-properties fo:text-align="start" style:justify-single-word="false" style:text-autospace="none"/>
      <style:text-properties fo:color="#000000" style:font-name="Arial1" fo:font-size="12pt" fo:font-weight="normal" style:font-name-asian="NimbusRomNo9L-Regu" style:font-size-asian="12pt" style:font-weight-asian="normal" style:font-name-complex="NimbusRomNo9L-Regu" style:font-size-complex="12pt" style:font-weight-complex="normal"/>
    </style:style>
    <style:style style:name="P32" style:family="paragraph" style:parent-style-name="Standard" style:list-style-name="L22">
      <style:paragraph-properties fo:text-align="start" style:justify-single-word="false" style:text-autospace="none"/>
      <style:text-properties fo:color="#000000" style:font-name="Arial1" fo:font-size="12pt" fo:font-weight="normal" style:font-name-asian="NimbusRomNo9L-Regu" style:font-size-asian="12pt" style:font-weight-asian="normal" style:font-name-complex="NimbusRomNo9L-Regu" style:font-size-complex="12pt" style:font-weight-complex="normal"/>
    </style:style>
    <style:style style:name="P33" style:family="paragraph" style:parent-style-name="Standard" style:list-style-name="L23">
      <style:paragraph-properties fo:text-align="start" style:justify-single-word="false" style:text-autospace="none"/>
      <style:text-properties fo:color="#000000" style:font-name="Arial1" fo:font-size="12pt" fo:font-weight="normal" style:font-name-asian="NimbusRomNo9L-Regu" style:font-size-asian="12pt" style:font-weight-asian="normal" style:font-name-complex="NimbusRomNo9L-Regu" style:font-size-complex="12pt" style:font-weight-complex="normal"/>
    </style:style>
    <style:style style:name="P34" style:family="paragraph" style:parent-style-name="Standard" style:list-style-name="L24">
      <style:paragraph-properties fo:text-align="start" style:justify-single-word="false" style:text-autospace="none"/>
      <style:text-properties fo:color="#000000" style:font-name="Arial1" fo:font-size="12pt" fo:font-weight="normal" style:font-name-asian="NimbusRomNo9L-Regu" style:font-size-asian="12pt" style:font-weight-asian="normal" style:font-name-complex="NimbusRomNo9L-Regu" style:font-size-complex="12pt" style:font-weight-complex="normal"/>
    </style:style>
    <style:style style:name="T1" style:family="text">
      <style:text-properties style:font-name="Courier New" fo:font-size="10pt" fo:language="es" fo:country="CO" style:font-name-asian="Courier New" style:font-size-asian="10pt" style:font-name-complex="Courier New" style:font-size-complex="10pt"/>
    </style:style>
    <style:style style:name="T2" style:family="text">
      <style:text-properties style:font-name="Arial" fo:font-size="14pt" fo:language="es" fo:country="CO" style:font-name-asian="Courier New" style:font-size-asian="14pt" style:font-name-complex="Courier New" style:font-size-complex="14pt"/>
    </style:style>
    <style:style style:name="T3" style:family="text">
      <style:text-properties fo:color="#000000" fo:font-weight="normal" style:font-weight-asian="normal" style:font-weight-complex="normal"/>
    </style:style>
    <style:style style:name="T4" style:family="text">
      <style:text-properties fo:color="#000000" style:font-name="NimbusMonL-Regu" fo:font-weight="normal" style:font-name-asian="NimbusMonL-Regu" style:font-weight-asian="normal" style:font-name-complex="NimbusMonL-Regu" style:font-weight-complex="normal"/>
    </style:style>
    <style:style style:name="T5" style:family="text">
      <style:text-properties style:font-name="NimbusRomNo9L-ReguItal" fo:font-size="11pt" style:font-name-asian="NimbusRomNo9L-ReguItal" style:font-size-asian="11pt" style:font-name-complex="NimbusRomNo9L-ReguItal" style:font-size-complex="11pt"/>
    </style:style>
    <style:style style:name="T6" style:family="text">
      <style:text-properties style:font-name="NimbusMonL-Regu" style:font-name-asian="NimbusMonL-Regu" style:font-name-complex="NimbusMonL-Regu"/>
    </style:style>
    <style:style style:name="T7" style:family="text">
      <style:text-properties style:font-name="NimbusRomNo9L-MediItal" fo:font-size="14pt" style:font-name-asian="NimbusRomNo9L-MediItal" style:font-size-asian="14pt" style:font-name-complex="NimbusRomNo9L-MediItal" style:font-size-complex="14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_______________________</text:p>
      <text:p text:style-name="P1">CAPITULO VEINTICUATRO</text:p>
      <text:p text:style-name="P2"/>
      <text:p text:style-name="P2">CONFIGURACION Y ADMINISTRACION</text:p>
      <text:p text:style-name="P6"/>
      <text:p text:style-name="P7"/>
      <text:p text:style-name="P8">Este capítulo es para la administración de un sistema OpenErp. <text:s/>Aprenderá cómo configurar OpenErp para cumplir con todas las necesidades de su compañía y aquellas de cada usuario individual del sistema.</text:p>
      <text:p text:style-name="P3"/>
      <text:p text:style-name="P3">OpenErp le da gran flexibilidad para configurarlo y usarlo, permitiéndole modificar su apariencia, la forma general en que funciona y las diferentes herramientas de análisis escogidas para cumplir con las necesidades de su compañía lo mejor posible. <text:s/>Estos cambios de configuración se efectúan a través de la interfaz de usuario.</text:p>
      <text:p text:style-name="P3">Cada usuario puede arreglar su propia página de bienvenida y su propio menú y usted también puede personalizar OpenErp asignando a cada usuario su propio tablero en su página de entrada para proporcionarles la información más actualizada. <text:s/>Entonces ellos podrán inmediatamente ver la información más relevante en el momento que ingresan.</text:p>
      <text:p text:style-name="P3">El menú de OpenErp puede reorganizarse totalmente. <text:s/>El manejo de derechos de acceso le permite asignar ciertas funciones a usuarios específicos del sistema. <text:s/>Usted también puede asignar roles, que definen la parte que cada usuario del sistema juega en el flujo de trabajo (workflow) que mueve los documentos en el sistema de un estado a otro (tales como la habilidad de aprobar los pedidos de gastos de empleado).</text:p>
      <text:p text:style-name="P3">Para este capítulo usted debería empezar con una base de datos fresca que incluya los datos de demostración con venta (sale) y sus dependencias instaladas y sin una lista de cuentas particular configurada.</text:p>
      <text:p text:style-name="P3"/>
      <text:p text:style-name="P3">Nota: Configuración, Parametrización, Adaptación, Personalización</text:p>
      <text:p text:style-name="P3">La palabra adaptación a veces se usen este libro donde usted podría esperar encontrar configuración o personalización. <text:s/>Personalización generalmente se refiere algo que requiere un poco de conocimiento técnico (tal como crear un código especializado de módulo) y crea un sistema no estándar. <text:s/>Configuración es menos radical, es el proceso general de poner todos los parámetros del programa de modo que se ajuste a las necesidades de su sistema (frecuentemente llamado parametrización o setup). Configuración es también, por convención, el nombre de los sub-menús debajo de cada uno de los menús superiores de OpenErp que son accesibles sólo a los usuarios administrativos para esa sección. La adaptación es una parte de la opciones de configuración que moldea el sistema a una operación particular de acuerdo a los deseos de una persona o compañía.</text:p>
      <text:p text:style-name="P3"/>
      <text:p text:style-name="P3">Usando el módulo Diseñador de Reporte de OpenOffice.org usted puede cambiar cualquier parte de cualquiera de los reportes producidos por el sistema. <text:s/>El administrador del sistema puede configurar cada reporte para modificar su estructura y estilo o incluso los datos que se proporciona allí.</text:p>
      <text:p text:style-name="P3"/>
      <text:p text:style-name="P3"><text:soft-page-break/>Nota: El Editor de Reporte de OpenOffice</text:p>
      <text:p text:style-name="P3">El plug-in de OpenOffice le permite no sólo configurar los reportes de los productos básicos sino también crear totalmente nuevas plantillas de reporte. <text:s/>Cuando el usuario usa la interfase de cliente de OpenErp, OpenOffice puede crear una plantilla de reporte que tiene acceso a todos los datos disponibles en cualquier tipo de documento de OpenErp.</text:p>
      <text:p text:style-name="P3">Usted puede fácilmente crear documentos de fax, cotizaciones o cualquier otro documento comercial. <text:s/>Esta funcionalidad le permite extender considerablemente la productividad de su gente de ventas quienes tienen que enviar varias propuestas a sus clientes.</text:p>
      <text:p text:style-name="P3"/>
      <text:p text:style-name="P3">Finalmente verá como importar datos en OpenErp automáticamente, para migrar todos sus datos en un simple paso.</text:p>
      <text:p text:style-name="P4">Para este capítulo debería empezar con una base de datos fresca que incluya los datos de demostración con Ventas(sale) y sus dependencias instaladas y sin una lista de cuentas particular configurada.</text:p>
      <text:p text:style-name="P4"/>
      <text:p text:style-name="P4"/>
      <text:p text:style-name="P5">24.1 Creando un Módulo de Configuración</text:p>
      <text:p text:style-name="P4"/>
      <text:p text:style-name="P4">Es muy útil poder hacer una copia de seguridad a sus configuraciones específicas en un módulo de OpenErp precisamente dedicado a eso, que le permita:</text:p>
      <text:list xml:id="list389097585" text:style-name="L1">
        <text:list-item>
          <text:p text:style-name="P11">automáticamente duplicar los parámetros de configuración al instalar el módulo en otra base de datos,</text:p>
        </text:list-item>
        <text:list-item>
          <text:p text:style-name="P11">reinstalar una base de datos limpia con su propia configuración en caso de que tenga problemas con la configuración inicial,</text:p>
        </text:list-item>
        <text:list-item>
          <text:p text:style-name="P11">publicar su configuración específica para beneficio de otras compañías en el mismo sector industrial,</text:p>
        </text:list-item>
        <text:list-item>
          <text:p text:style-name="P11">simplificar las migraciones si ya ha modificado algunos elementos de la configuración básica, hay un riesgo de regresarlos a su estado original después de la migración, a menos que haya guardado las modificaciones en un módulo.</text:p>
        </text:list-item>
      </text:list>
      <text:p text:style-name="P4">Empiece instalando el módulo <text:s/>base_module_record <text:s/>en el modo usual. <text:s/>Entonces empiece a grabar sus acciones usando el menú <text:s/>Administración-&gt;Gestión de Módulos-&gt;Grabado de Módulos-&gt;Inicia grabado. <text:s/>Manualmente haga todos sus cambios de configuración A través de la interfase de usuario como lo haría normalmente (tales como manejo de menús, asignación de tableros, configuración de pantalla, reportes nuevos y gestión de derechos de acceso, detalles de alguna de estas posibilidades se describen más tarde en este capítulo).</text:p>
      <text:p text:style-name="P4">Una vez que haya hecho todo esto vaya al menú Administración-&gt;Gestión de Módulos-&gt;Grabado de Módulos-&gt;Grabar el módulo.</text:p>
      <text:p text:style-name="P4"/>
      <text:p text:style-name="P4">Nota: contribuyendo al desarrollo de OpenErp</text:p>
      <text:p text:style-name="P4">Una vez que haya guardado su configuración personal en un módulo, instale el módulo <text:s/>base_module_publish. <text:s/>Esto le da una nueva acción posible: Publicar Módulo en el menú Administración-&gt;Gestión de Módulos-&gt;Módulos. <text:s/>Use esta función para publicar su módulo en el sitio oficial de OpenErp. <text:s/>Entonces podrá ser re-usado por otras compañías que tienen las mismas necesidades que usted y usted entonces podría beneficiarse de las mejoras hechas por estas compañías en el futuro. <text:s/>No olvide crear antes una cuenta de usuario en http:<text:span text:style-name="T1">//</text:span>openerp.com.</text:p>
      <text:p text:style-name="P4"/>
      <text:p text:style-name="P4">OpenErp crea entonces un archivo ZIP para usted que contiene todas las modificaciones que <text:soft-page-break/>ha hecho cuando efectuaba las configuraciones con que trabaja. <text:s/>Usted puede reinstalar este módulo en otras bases de datos y<text:span text:style-name="T1">/</text:span>o publicarlo en línea para ayudar a otras compañías. <text:s/>Esto puede ser muy útil si quiere instalar un servidor de pruebas para su compañía y dar la misma configuración en el servidor de producción.</text:p>
      <text:p text:style-name="P4">Para instalar un módulo nuevo grabado en forma de archivo ZIP, use el menú <text:s/>Administración-&gt;Gestión de Módulos-&gt;Importar un Módulo Nuevo.</text:p>
      <text:p text:style-name="P4"/>
      <text:p text:style-name="P5">24.2 Configuración del menú</text:p>
      <text:p text:style-name="P4"/>
      <text:p text:style-name="P4">La organización del menú no está sujeta a ninguna restricción, así que puede modificar toda la estructura, la terminología y los derechos de acceso según cuadre a sus necesidades. <text:s/>Sin embargo, antes de que haga todo eso y tal como haría para cualquier programa personalizable, debería ver los balances, beneficios y costos de tales cambios, tal como la necesidad de entrenar usuarios, mantener nueva documentación y continuar las alteraciones a través de sucesivas versiones del software.</text:p>
      <text:p text:style-name="P4">Esta sección describe cómo proceder para cambiar la estructura del menú y de la página de bienvenida, configurar la terminología de los menús y formularios en la interfaz de usuario y para manejar los derechos de acceso de los usuarios a los menús y a los muchos objetos de negocio subyacentes.</text:p>
      <text:p text:style-name="P4"/>
      <text:p text:style-name="P5">24.2.1 Cambiando el menú</text:p>
      <text:p text:style-name="P4"/>
      <text:p text:style-name="P4">Como administrador y usando el cliente web, seleccione un ítem de menú (pero no haga clic en él), haga clic en la línea conteniendo <text:s/>Administración-&gt;Traducciones-&gt;Importar<text:span text:style-name="T2">/E</text:span>xportar-&gt;Exportar un archivo de traducción (pero no sobre Exportar un archivo de traducción mismo) y a la clic en el botón Cambiar(Switch) para ver el ítem de menú como un formulario editable (Puede hacer lo mismo usando el cliente GTK, allí usted selecciona la línea y mas bien hace clic en el botón Vista(View)).</text:p>
      <text:p text:style-name="P4">Ahora usted puede editar este formulario (pero no lo haga, lea el próximo párrafo primero), cambie su Menú Padre lo que lo mueve de lugar a una parte diferente del sistema de menús; edite el nombre de Menú para cambiar como aparece en el árbol de menús o dele un nuevo icono. <text:s/>O puede darle una nueva acción completamente (pero esto perdería el punto de este ejercicio particular).</text:p>
      <text:p text:style-name="P4">En vez de editar este formulario que da la posición original del menú, duplíquelo. <text:s/>En el cliente web primero debe hacer el formulario de sólo lectura haciendo clic en el botón Cancelar, entonces haga clic en el botón Duplicar que aparece (en el cliente GTK, haga clic en formulario duplicar del menú superior). <text:s/>El formulario que permanece es ahora una entrada duplicada, no el original.</text:p>
      <text:p text:style-name="P4">Para mover esta entrada duplicada, cambie el campo Menú Padre borrando lo que está allí y <text:s/>reemplazándolo con otro menú que todos puedan ver, tal como Herramientas o Recursos Humanos y asegúrese que la entrada se mueve al fin de la lista de menú reemplazando la secuencia con 99. <text:s/>Puede experimentar con iconos si lo desea. <text:s/>Guarde el formulario y haga clic en el Menú Principal para ver los resultados.</text:p>
      <text:p text:style-name="P4"/>
      <text:p text:style-name="P4">Consejo: <text:s/>Duplicando el menú</text:p>
      <text:p text:style-name="P4">Si planea modificar un menú debería duplicarlo primero, de esta manera siempre mantendrá un enlace al menú original que funcionará si lo necesita.</text:p>
      <text:p text:style-name="P4">Cuando ingresa a OpenErp por primera vez, aparece una página de bienvenida. <text:s/>En un <text:soft-page-break/>sistema mínimo tal como el creado en la base de datos openerp_ch2 antes de que se expanda en el Paseo Guiado y, en la base de datos openerp_ch3, sólo verá el menú principal, el mismo que recibe por defecto cuando hace clic en el botón de Menú Principal. <text:s/>Según añada funcionalidad a su base de datos obtiene más opciones para la página de bienvenida, con diferentes tableros asignados a varios roles de la compaña tales como los que se crea en los datos de demostración.</text:p>
      <text:p text:style-name="P4">El administrador puede cambiar ambos, la página de bienvenida y la página de menú principal individualmente para cada usuario del sistema y puede adaptar OpenErp a cada rol en la compañía para ajustarse mejor a las necesidades de cada uno.</text:p>
      <text:p text:style-name="P4">Para hacer modificaciones para un usuario particular, edite la configuración de usuario a través de <text:s/>Administración-&gt;Usuarios-&gt;Usuarios. <text:s/>Abra el formulario para un usuario particular y seleccione diferentes entradas de menú para los dos campos Acción Inicial(Home Action) y Acción de Menú(Menu Action).</text:p>
      <text:p text:style-name="P4"><draw:frame draw:style-name="fr1" draw:name="gráficos1" text:anchor-type="paragraph" svg:width="17.59cm" svg:height="14.18cm" draw:z-index="0"><draw:image xlink:href="Pictures/20000007000046D80000391C1261F1FC.svm" xlink:type="simple" xlink:show="embed" xlink:actuate="onLoad"/></draw:frame>Figura 24.1: <text:s/>Seleccionando una nueva página de bienvenida</text:p>
      <text:p text:style-name="P4"/>
      <text:p text:style-name="P4">La Accion Home es el ítem de menú que se abre automáticamente cuando usted ingresa al programa y que también recibe al hacer clic en el enlace Home en la parte superior derecha de la barra de herramientas del cliente web. <text:s/>Allí puede elegir cualquier página a la que tiene acceso a través de cualquier menú, lo más útil sería que fuera uno de los tableros. <text:s/>El Menú Acción es el que obtiene a través del botón Menú Principal en el cliente web (el botón de <text:soft-page-break/>Menú en el cliente GTK). <text:s/>Puede elegir el menú principal y los tableros allí.</text:p>
      <text:p text:style-name="P4"/>
      <text:p text:style-name="P4">Consejo: Acciones en el menú del administrador</text:p>
      <text:p text:style-name="P4">Es muy fácil cambiar la página de bienvenida y el menú de los diferentes usuarios. <text:s/>Sin embargo, no debería cambiar el menú del administrador principal porque podría hacer algunos menús totalmente inaccesibles por error.</text:p>
      <text:p text:style-name="P4"/>
      <text:p text:style-name="P5">24.2.3 Asignando valores por defecto a los campos</text:p>
      <text:p text:style-name="P5"/>
      <text:p text:style-name="P4">Usted puede fácilmente configurar el sistema para que ponga valores por defecto en varios campos según utilice nuevos formularios. Esto le permite pre-completar los campos con datos por defecto para simplificar el trabajo de sus usuarios al ingresar nuevos documentos.</text:p>
      <text:list xml:id="list1984829000" text:style-name="L2">
        <text:list-item>
          <text:p text:style-name="P12">Si está usando el cliente web presione Ctrl y haga clic derecho a la vez (esto es un clic derecho del ratón mientras que el puntero está en el campo se presiona la tecla de control en el teclado).</text:p>
        </text:list-item>
        <text:list-item>
          <text:p text:style-name="P12">Esta usando el cliente GTK, sólo necesita hacer clic derecho mientras el puntero está en el campo.</text:p>
        </text:list-item>
      </text:list>
      <text:p text:style-name="P4">Un administrador tienen la elección de hacer el trabajo por defecto sólo para un usuario o para todos los usuarios de la base de datos.</text:p>
      <text:p text:style-name="P4"><draw:frame draw:style-name="fr2" draw:name="gráficos2" text:anchor-type="paragraph" svg:width="17.59cm" svg:height="13.324cm" draw:z-index="1"><draw:image xlink:href="Pictures/20000007000045030000391C9CD0D49D.svm" xlink:type="simple" xlink:show="embed" xlink:actuate="onLoad"/></draw:frame>Figura 24.2: <text:s/>Insertando un nuevo valor por defecto</text:p>
      <text:p text:style-name="P4">Para revisar esta nueva configuración, abra un nuevo formulario de empresa (partner): el <text:soft-page-break/>campo País debería contener ahora la entrada Nueva Zelanda.</text:p>
      <text:p text:style-name="P4">Esta es una característica muy poderosa!. <text:s/>Un administrador puede usar esta funcionalidad para redefinir el comportamiento de todo su sistema. <text:s/>Puede probarlo en la base de datos openerp_ch13 abriendo un nuevo formulario de Orden de Compra, haciendo clic en la segunda solapa Embarque de Compra, seleccionando Al Recoger en el campo Control de Facturación y haciendo tal el por defecto.</text:p>
      <text:p text:style-name="P4">Desde ese momento automáticamente creará fracturas de compra borrador sólo cuando se haya recibido las mercaderías, así fácilmente podría restringir a sus contadores de pagar cualquier factura que aparezca hasta que usted esté totalmente seguro que ha recibido las mercaderías. <text:s/>Esto no detendría a todos de seleccionar otro método de control de factura, pero empezarían con esa definición por defecto.</text:p>
      <text:p text:style-name="P4"/>
      <text:p text:style-name="P5">24.2.4 Cambiando la terminología</text:p>
      <text:p text:style-name="P4"/>
      <text:p text:style-name="P4">Puede usar la funcionalidad de traducción de lenguaje de OpenErp para sustituir la terminología estándar con la terminología que su compañía entiende mejor. <text:s/>Es perfectamente normal adaptar el software con diferentes términos que sean específicos a su industria. <text:s/>Además esto puede fortalecer la aceptación de su nuevo sistema OpenErp, porque todos podrán mantener su vocabulario actual.</text:p>
      <text:p text:style-name="P4">Puede hacerlo de dos maneras:</text:p>
      <text:list xml:id="list1519453522" text:style-name="L3">
        <text:list-item>
          <text:p text:style-name="P13">traduzca en un archivo CSV, el cual le dará una visión global de todos los términos del sistema de modo que puede buscar y remplazar ocurrencias específicas en cualquier lugar,</text:p>
        </text:list-item>
        <text:list-item>
          <text:p text:style-name="P13">traduzca las frases directamente en el cliente, lo que significa que puede cambiarlas en su contexto y eso puede ser muy útil cuando éste traduciendo.</text:p>
        </text:list-item>
      </text:list>
      <text:p text:style-name="P4">El mismo acercamiento se usa para traducir términos que aún no han sido creados. Esto puede ser útil por ejemplo, con módulos que aún no han sido traducidos al lenguaje que usa.</text:p>
      <text:p text:style-name="P4"/>
      <text:p text:style-name="P5">Traducción a través de un archivo CSV</text:p>
      <text:p text:style-name="P4"/>
      <text:p text:style-name="P4">Para traducir modificando todas las frases del sistema primero tiene que exportar un archivo de traducción en el formato CSV. <text:s/>Para hacerlo tiene que instalar un lenguaje en el OpenErp. <text:s/>Para cargar una traducción que ya existe en OpenErp use <text:s text:c="2"/>Administración-&gt;Traducciones-&gt;Cargar una Traducción Oficial, escoja un idioma y haga clic en Iniciar Instalación.</text:p>
      <text:p text:style-name="P4">Entonces exportara usando <text:s/>Administración-&gt;Traducciones-&gt;Importar Exportar-&gt;Exportar un archivo de Traducción. Seleccione el lenguaje y el formato de archivo CSV, entonces uno o más (o todos) módulos. <text:s/>Haga clic en Recibir Archivo para iniciar el proceso de descarga, luego haga clic en el icono pequeño Guardar para guardar el archivo en otro lugar. <text:s/>Una traducción al francés podría llamarse por defecto fr_FR.csv, pero puede nombrarla como usted lo desee.</text:p>
      <text:p text:style-name="P4"/>
      <text:p text:style-name="P4">Nota: Formato UTF-8</text:p>
      <text:p text:style-name="P4">El archivo CSV está codificado en formato UTF-8. <text:s/>Asegúrese que mantienen este formato cuando habrá el el archivo en un programa de hoja de cálculo porque si no lo mantiene se arriesga a ver caracteres extraños en vez de caracteres acentuados.</text:p>
      <text:p text:style-name="P4"><draw:frame draw:style-name="fr1" draw:name="gráficos3" text:anchor-type="paragraph" svg:width="17.59cm" svg:height="4.089cm" draw:z-index="2"><draw:image xlink:href="Pictures/200000070000607A0000166F693C342B.svm" xlink:type="simple" xlink:show="embed" xlink:actuate="onLoad"/></draw:frame><text:soft-page-break/>Figura 24.3: <text:s/>File de traducción CSV con la vista de una traducción</text:p>
      <text:p text:style-name="P4"/>
      <text:p text:style-name="P4">El archivo contiene seis columnas: module, type, name, res_id, src y value. <text:s/>Debe asegurarse que la primera línea que especifica los nombres de estas columnas permanezca intacto.</text:p>
      <text:p text:style-name="P4">El campo src contiene el texto base en inglés y el campo value contiene una traducción en otro idioma convencional o en una frase técnica especializada. <text:s/>Si no hay nada en absoluto en el campo valor entonces la traducción en inglés se usará automáticamente en el formulario.</text:p>
      <text:p text:style-name="P4"/>
      <text:p text:style-name="P4">Consejo: ¿Donde debería modificar el texto?</text:p>
      <text:p text:style-name="P4">La mayor parte del tiempo encontrará el texto que quiere modificar en varias líneas del archivo CSV. <text:s/>¿Qué linea debería modificar? se refiere a las dos columnas type (en columna B) y name (en columna C). <text:s/>Algunas líneas tienen el nombre ir.ui.menu en la columna name lo cual muestra que está es una entrada de menú; otras tienen Selection en la columna type, lo cual indica que usted no verá esta entrada en un menú contextual.</text:p>
      <text:p text:style-name="P4"/>
      <text:p text:style-name="P4">Debería entonces cargar este nuevo archivo en su sistema OpenErp usando el menú Administración-&gt;Traducciones-&gt;Importar Exportar-&gt;Importar un archivo de traducción. <text:s/>Entonces tiene dos caminos frente a usted:</text:p>
      <text:list xml:id="list1089237150" text:style-name="L4">
        <text:list-item>
          <text:p text:style-name="P14">Puede sobrescribir la traducción previa usando el mismo nombre de antes (así podría tener una traducción especial de 'francés estándar' re-usando el nombre Francais y código fr_FR),</text:p>
        </text:list-item>
        <text:list-item>
          <text:p text:style-name="P14">Puede crear una nueva archivo de traducción que los usuarios pueden seleccionar en sus preferencias.</text:p>
        </text:list-item>
      </text:list>
      <text:p text:style-name="P4">Si no está conectado a el lenguaje traducido, haga clic en Preferencias, seleccione el lenguaje en Lenguaje y finalmente haga clic en OK para cargar el nuevo lenguaje con su nueva terminología.</text:p>
      <text:p text:style-name="P4"/>
      <text:p text:style-name="P4">Consejo: Traducciones parciales</text:p>
      <text:p text:style-name="P4">Puede cargar una selección de líneas en un archivo de traducción borrando la mayor parte de las líneas en el archivo y cargando solo las cambiadas. Entonces OpenErp cambia sólo las líneas cargadas y deja las originales solas.</text:p>
      <text:p text:style-name="P4"/>
      <text:p text:style-name="P5">Cambios a través de la interfase de cliente</text:p>
      <text:p text:style-name="P4"/>
      <text:p text:style-name="P4">También puede cambiar las etiquetas y otros y ítem de pantalla en la pantalla del cliente de web. <text:s/>Para hacerlo, abra el formulario que desea traducir, haga clic en Traducir este Recurso a través del icono en la parte superior derecha. <text:s/>Entonces tienen la opción de traducir:</text:p>
      <text:list xml:id="list1020112395" text:style-name="L5">
        <text:list-item>
          <text:p text:style-name="P15">los datos en el sistema (contenidos en los campos),</text:p>
        </text:list-item>
        <text:list-item>
          <text:p text:style-name="P15">los títulos de campo (las etiquetas),</text:p>
        </text:list-item>
        <text:list-item>
          <text:p text:style-name="P15"><text:soft-page-break/>todos los botones de acción a la derecha del formulario (las opciones relacionadas),</text:p>
        </text:list-item>
        <text:list-item>
          <text:p text:style-name="P15">los términos usados en el formulario ver.</text:p>
        </text:list-item>
      </text:list>
      <text:p text:style-name="P4">Puede modificar cualquiera de estos.</text:p>
      <text:p text:style-name="P4">El procedimiento es ligeramente diferente en el cliente GTK. <text:s/>En este usted hace clic derecho en la etiqueta o botón con el ratón. <text:s/>Entonces puede elegir traducir el ítem o toda la vista.</text:p>
      <text:p text:style-name="P4">Este método es simple y rápido cuando sólo tiene algunas entradas que modificar, pero se puede volver tedioso y hacerle perder mucho tiempo si tiene que cambiar muchos términos a todo lo largo del sistema.</text:p>
      <text:p text:style-name="P4">En tal caso sería mejor usar el método de traducción que emplea un archivo CSV.</text:p>
      <text:p text:style-name="P4"/>
      <text:p text:style-name="P4">Consejo: <text:s/>A tener en cuenta en las traducciones</text:p>
      <text:p text:style-name="P4">En el cliente GTK los términos modificados no se actualizan inmediatamente, para ver los efectos de las modificaciones debe cerrar la ventana actual y reabrir el formulario</text:p>
      <text:p text:style-name="P4"/>
      <text:p text:style-name="P4"/>
      <text:p text:style-name="P5">24.3 Inicio de sesión</text:p>
      <text:p text:style-name="P4"/>
      <text:p text:style-name="P4">Consejo: Manejando contraseñas</text:p>
      <text:p text:style-name="P4">Si permite que los usuarios cambien sus contraseñas por sí mismos no tendrá control directo sobre la contraseña que elijan. Debería tener una política por escrito acerca de la fortaleza de las contraseñas para tratar de mantener un nivel de seguridad en su sistema.</text:p>
      <text:p text:style-name="P4"/>
      <text:p text:style-name="P4">Consejo: manejando usuarios a través de LDAP</text:p>
      <text:p text:style-name="P4">Con el módulo <text:s/>users_ldap, se pueden manejar las cuentas de usuarios a través de un directorio LDAP que se puede hacer común a varios recursos diferentes de la compañía.</text:p>
      <text:p text:style-name="P4">Los parámetros de conexión para el directorio LDAP se registran entonces con la definición de compañía. <text:s/>Usted puede proporcionar allí una plantilla de perfil de usuario de donde los usuarios nuevos se crearán automáticamente durante su primera conexión a OpenErp.</text:p>
      <text:p text:style-name="P4"/>
      <text:p text:style-name="P4">Nota: LDAP</text:p>
      <text:p text:style-name="P4">El protocolo LDAP (protocolo de acceso de directorio liviano) le permite manejar directorios comunes para varios recursos diferentes a través de su red estándar TCP IP.</text:p>
      <text:p text:style-name="P4">Esto permite a los usuarios en la compañía tener el mismo usuario y contraseña para acceder a todas sus aplicaciones (tales como e-mail e intranet).</text:p>
      <text:p text:style-name="P4"/>
      <text:p text:style-name="P5">24.4 Manejando los derechos de acceso</text:p>
      <text:p text:style-name="P4"/>
      <text:p text:style-name="P4">Una de las áreas más importantes en configurar OpenErp es como manejar los derechos de acceso a la información.</text:p>
      <text:p text:style-name="P4">Usted está planeando poner todo lo que es significativo de su negocio en el sistema, pero la mayor parte de su personal sólo necesita parte de él y puede necesitar cambiar incluso menos. <text:s/>¿Quién debería tener derecho a manejar que y como maneja usted tal?</text:p>
      <text:p text:style-name="P4">El acercamiento de OpenErp al manejo de derechos es muy flexible. <text:s/>Cada usuario puede pertenecer a uno más grupos y el grupo(s) al que pertenece determinar:</text:p>
      <text:list xml:id="list1029008137" text:style-name="L6">
        <text:list-item>
          <text:p text:style-name="P16">la visibilidad de cada ítem de menú y</text:p>
        </text:list-item>
        <text:list-item>
          <text:p text:style-name="P16">la accesibilidad de cada tabla en la base de datos.</text:p>
        </text:list-item>
      </text:list>
      <text:p text:style-name="P4">Por ejemplo, el grupo Stock puede tener sólo acceso a algunos los menús en Gestión de Stock y puede no tener acceso a ninguna de la información contable. <text:s/>Cada usuario del <text:soft-page-break/>sistema que trabaje en almacén se le hace miembro del grupo en Stock y si alguno de estos usuarios trabaja en otra parte también se le da membresía de otros grupos.</text:p>
      <text:p text:style-name="P4">Los usuarios de OpenErp también pueden pertenecer a varios roles. <text:s/>Así como el grupo da a un usuario derechos de acceso, cada rol determina los deberes de usuario. <text:s/>Esto se maneja en el nivel de flujos de trabajo (workflow), que forman el proceso de negocio de la compañía.</text:p>
      <text:p text:style-name="P4"/>
      <text:p text:style-name="P4"/>
      <text:p text:style-name="P5">24.5 Grupos y usuarios</text:p>
      <text:p text:style-name="P4"/>
      <text:p text:style-name="P4">Para configurar los derechos de acceso, usted empezará definiendo los grupos. Es importante para los grupos ser representativos de las funciones de trabajo en su compañía más que de sus empleados individuales.</text:p>
      <text:p text:style-name="P4">Así, si su director de finanzas es también su director de ventas, usted debería crear ambos, un grupo de Director de Finanza y un grupo de Director de Ventas, incluso cuando ambos sean la misma persona y cuando ambos cargos fueran asignados a este usuario en la práctica. <text:s/>Esto le da flexibilidad para el futuro.</text:p>
      <text:p text:style-name="P4">También debería crear grupos dentro de una área departamental que tengan diferentes niveles de acceso. <text:s/>Por ejemplo, si crea el grupo Director de Ventas y el grupo Ventas, evite asignar exactamente los mismos derechos a cada grupo. <text:s/>El primero podría ver todos los reportes mientras que el segundo podría estar restringido a ver cotizaciones. <text:s/>Podría incluso hacer al Director de Ventas miembro de ambos grupos y darle al grupo Director de Ventas un número limitado de derechos extra o, para el grupo Director de Ventas todos los derechos que necesita el director de ventas sólo a este grupo. <text:s/>Debe escoger el esquema que le dé la mayor flexibilidad y mantenerse en él para tener consistencia.</text:p>
      <text:p text:style-name="P4"/>
      <text:p text:style-name="P4">Consejo: Flexibilidad en el manejo de accesos</text:p>
      <text:p text:style-name="P4">Para darse flexibilidad, puede asegurarse que un miembro de su personal de confianza (tal vez un director o alguien en contabilidad o incluso el administrador del sistema) tenga amplios derechos de uso del sistema y esté autorizado a efectuar tareas específicas sobre el personal.</text:p>
      <text:p text:style-name="P4"/>
      <text:p text:style-name="P5">24.5.1 Derechos de acceso por menús</text:p>
      <text:p text:style-name="P4"/>
      <text:p text:style-name="P4">Para que vea bien el manejo de derechos en OpenErp creará un nuevo grupo Stock1, con acceso a los ítem del menú de Manejo de Inventario. Creará un usuario almacenero que será miembro del grupo de Stock1.</text:p>
      <text:p text:style-name="P4">Para crear un nuevo grupo, use el menú <text:s/>Administración-&gt;Usuarios-&gt;Grupos. <text:s/>Ingrese el nombre del grupo Stock1.</text:p>
      <text:p text:style-name="P4">Entonces para crear un nuevo usuario enlazado a este, use <text:s/>Administración-&gt;Usuarios-&gt;Usuarios para ingresar lo siguiente:</text:p>
      <text:list xml:id="list215888641" text:style-name="L7">
        <text:list-item>
          <text:p text:style-name="P17">Nombre: <text:s/>almacenero,</text:p>
        </text:list-item>
        <text:list-item>
          <text:p text:style-name="P17">Nombre de Usuario: almacén,</text:p>
        </text:list-item>
        <text:list-item>
          <text:p text:style-name="P17">Contraseña: almacén,</text:p>
        </text:list-item>
        <text:list-item>
          <text:p text:style-name="P17">Compañía: <text:s/>&lt;su compañía&gt;,</text:p>
        </text:list-item>
        <text:list-item>
          <text:p text:style-name="P17">Acción: menú,</text:p>
        </text:list-item>
        <text:list-item>
          <text:p text:style-name="P17">Acción de menú: menú.</text:p>
        </text:list-item>
      </text:list>
      <text:p text:style-name="P4">En la segunda solapa del formulario de usuario, seguridad, adicione el grupo esto que acaba de crear.</text:p>
      <text:p text:style-name="P4"><draw:frame draw:style-name="fr2" draw:name="gráficos4" text:anchor-type="paragraph" svg:width="17.59cm" svg:height="9.095cm" draw:z-index="3"><draw:image xlink:href="Pictures/2000000700005000000035737C1A8B35.svm" xlink:type="simple" xlink:show="embed" xlink:actuate="onLoad"/></draw:frame><text:soft-page-break/>Figura 24.4: <text:s/>Grupos que tienen acceso a el menú manejo de inventario</text:p>
      <text:p text:style-name="P4"/>
      <text:p text:style-name="P4">Guarde el usuario, entonces vaya al menú <text:s/>Administración-&gt;Seguridad-&gt;Otorgar accesos a los Menús <text:s/>para tener una lista de menús. <text:s/>Filtre esta lista usando en el campo de búsqueda Menú para tener todos los ítem del menú Manejo de Inventario. <text:s/>En el formulario describiendo el menú, adicione Stock1 en el campo Grupos. <text:s/>Mientras esté allí adicione también el grupo <text:s/>admin . <text:s/>De ahora en adelante, sólo los miembros del grupo Stock1 y del grupo <text:s/>admin <text:s/>podrán ver este ítem de menú en su lista principal de menú.</text:p>
      <text:p text:style-name="P4"/>
      <text:p text:style-name="P4">Consejo: Jerarquía de menús</text:p>
      <text:p text:style-name="P4">Dado que los menús son jerárquicos no hay necesidad de ocultar el acceso a los menús inferiores: una vez que ha configurado el manejo de inventario de este modo, todos los menús inferiores serán invisibles a los miembros de los otros grupos.</text:p>
      <text:p text:style-name="P4"/>
      <text:p text:style-name="P4">Consejo: Seguridad</text:p>
      <text:p text:style-name="P4">Este método de manejar el acceso a los menús no garantiza que los usuarios no puedan alcanzar objetos ocultos del negocio en el sistema por otros medios. <text:s/>Por ejemplo, ocultando el menú de facturas no puede prevenir que la gente alcance las facturas a través de las órdenes de compra y venta o adivinando el URL.</text:p>
      <text:p text:style-name="P4">Para una seguridad efectiva debe usar los métodos para manejar los derechos de acceso a objetos que se presentan en la siguiente sección.</text:p>
      <text:p text:style-name="P4"/>
      <text:p text:style-name="P4">Nota: Configuración de acceso inicial</text:p>
      <text:p text:style-name="P4">En la configuración inicial, el usuario admin de OpenErp, miembro del grupo <text:s/>admin , tiene acceso al menú de Configuración en cada sección del menú principal. <text:s/>Esta es una convención general. <text:s/>Por ejemplo, <text:s/>Empresas-&gt;Configuración, es visible en el menú del administrador además de los otros ítem del menú Empresa, pero sólo esas otras entradas del menú son visibles a los otros usuarios. <text:s/>Similarmente, la entrada del menú principal Administración, es por convención, visible sólo a los usuarios que son miembros del grupo admin.</text:p>
      <text:p text:style-name="P4"><text:soft-page-break/></text:p>
      <text:p text:style-name="P5">24.5.2.Derechos de acceso a objetos</text:p>
      <text:p text:style-name="P4"/>
      <text:p text:style-name="P4">El menú derechos de acceso determina quién puede acceder a que menú, pero no define lo que usted puede hacer una vez que está el menú.</text:p>
      <text:p text:style-name="P4">El control de acceso a objetos le permite la posibilidad de definir aquello a lo que sus usuarios tienen derecho de hacer con sus datos cuando tienen acceso a ellos. <text:s/>El control de acceso a objetos está estructurado de la misma manera que el acceso a menús.</text:p>
      <text:p text:style-name="P4"/>
      <text:p text:style-name="P4">Nota: Objeto</text:p>
      <text:p text:style-name="P4">Un objeto representa un documento en el sistema. <text:s/>Los objetos están enlazados a las tablas de la base de datos y además tienen conceptos adicionales, tales como las funciones de campos, herencia de otros objetos y métodos de clase que les dan su comportamiento.</text:p>
      <text:p text:style-name="P4"/>
      <text:p text:style-name="P4">Si no se asigna un grupo a un objeto, todos los usuarios pueden acceder a él sin ninguna restricción. <text:s/>A la inversa, cuando se ha definido un control de acceso para un objeto, El usuario debe ser miembro de un grupo que tiene los derechos de acceso apropiados para tener alguna forma de acceso a ese objeto.</text:p>
      <text:p text:style-name="P4">Siempre debe asegurarse de no bloquear a el grupo <text:s/>admin uno de los objetos que controlan la administración y las opciones de configuración, tales como el modelo <text:s/>ir.model.access.</text:p>
      <text:p text:style-name="P4">Puede manejar cuatro modos de acceso a los objetos independientemente:</text:p>
      <text:list xml:id="list702448877" text:style-name="L8">
        <text:list-item>
          <text:p text:style-name="P18">Acceso de Lectura: los miembros del grupo pueden leer los datos en el objeto,</text:p>
        </text:list-item>
        <text:list-item>
          <text:p text:style-name="P18">Acceso de Creación: los miembros del grupo pueden crear nuevos registros en el objeto,</text:p>
        </text:list-item>
        <text:list-item>
          <text:p text:style-name="P18">Acceso de Escritura: los miembros del grupo pueden modificar los contenidos de los registros en el objeto,</text:p>
        </text:list-item>
        <text:list-item>
          <text:p text:style-name="P18">Acceso de Borrado: los miembros del grupo pueden borrar registros del objeto.</text:p>
        </text:list-item>
      </text:list>
      <text:p text:style-name="P4"><draw:frame draw:style-name="fr2" draw:name="gráficos5" text:anchor-type="paragraph" svg:width="17.59cm" svg:height="6.17cm" draw:z-index="4"><draw:image xlink:href="Pictures/2000000700005B71000028BF57D7D6DA.svm" xlink:type="simple" xlink:show="embed" xlink:actuate="onLoad"/></draw:frame>Figura 24.5: <text:s/>Control de acceso a las facturas para el grupo Finanza-Admin</text:p>
      <text:p text:style-name="P4"/>
      <text:p text:style-name="P4">Para configurar los derechos de acceso a objetos OpenErp, use el menú <text:s/>Administración-&gt;Seguridad-&gt;Control de acceso-&gt;Lista de controles de Acceso <text:s/>y haga clic en Nuevo o escoja uno de allí y haga clic en Editar. <text:s/>De un Nombre al control de acceso, seleccione un grupo y el objeto (modelo), luego marque la casilla correspondiente a cada uno de los cuatro modos de acceso.</text:p>
      <text:p text:style-name="P4">Si no especifica ningún grupo en las reglas de acceso, la regla se aplica a todos los grupos. <text:s/>Así que para quitar el acceso a un objeto para todos los usuarios puede crear una regla:</text:p>
      <text:list xml:id="list702607553" text:style-name="L9">
        <text:list-item>
          <text:p text:style-name="P19"><text:soft-page-break/>la cual se definida para un objeto específico,</text:p>
        </text:list-item>
        <text:list-item>
          <text:p text:style-name="P19">la cual no se enlaza a ningún grupo,</text:p>
        </text:list-item>
        <text:list-item>
          <text:p text:style-name="P19">por la cual ninguno de las cuatro opciones de acceso se revisa.</text:p>
        </text:list-item>
      </text:list>
      <text:p text:style-name="P4">Puede crear reglas adicionales sobre el mismo objeto para dar derechos específicos a ciertos grupos.</text:p>
      <text:p text:style-name="P4"/>
      <text:p text:style-name="P4">Modificación de Historia</text:p>
      <text:p text:style-name="P4"/>
      <text:p text:style-name="P4"><draw:frame draw:style-name="fr3" draw:name="gráficos6" text:anchor-type="paragraph" svg:width="12.487cm" svg:height="7.807cm" draw:z-index="5"><draw:image xlink:href="Pictures/2000000700003A7C0000280F0E1E7458.svm" xlink:type="simple" xlink:show="embed" xlink:actuate="onLoad"/></draw:frame>Figura 24.6: Registro histórico de empresa</text:p>
      <text:p text:style-name="P4"/>
      <text:p text:style-name="P4">Cada registro en una base de datos OpenErp lleva una nota de su historia. <text:s/>Puede encontrar quien la creó, cuando ocurrió y quién fue el último que la modificó y cuando eso ocurrió. Haga clic en la bitácora vista (View Log) en el icono superior derecho de cualquier formulario en el cliente web (pero sólo cuando sea de sólo lectura no cuando sea editable) para mostrar un cuadro de diálogo mostrando esta información, como se muestra en la figura flujo de Trabajo para la orden SO005. <text:s/>Esto le puede ayudar a identificar a quien contactar si hay algún problema de datos en los registros.</text:p>
      <text:p text:style-name="P4"/>
      <text:p text:style-name="P4">Consejo: Rastreo de Auditoría</text:p>
      <text:p text:style-name="P4">OpenErp tiene un módulo de auditoría, audittrail, que se puede usar para rastrear alguno o todos los cambios a uno o más objetos. <text:s/>Debe usarse con cuidado, porque puede generar enormes cantidades de datos en la base de datos actual, pero puede también ser una herramienta invaluable.</text:p>
      <text:p text:style-name="P4"/>
      <text:p text:style-name="P5">24.6 Configurando flujos de trabajo (workflows) y procesos</text:p>
      <text:p text:style-name="P4"/>
      <text:p text:style-name="P4">Los flujos de trabajo representan los flujos de los diferentes documentos de la compañía. <text:s/>Son completamente configurables y definen el camino que cualquier objeto individual de Openrp (tal como una orden) debe seguir dependiendo de las condiciones (por ejemplo una orden sobre cierto valor debe ser aprobada por un director de ventas, de otro modo por cualquier vendedor, antes que se expida la entrega).</text:p>
      <text:p text:style-name="P4">La figura a continuación muestra el flujo de trabajo estándar para una orden. <text:s/>Puede verla en <text:soft-page-break/>el cliente GTK empezando en <text:s text:c="2"/>Gestión de Ventas-&gt;Ordenes de Venta-&gt;Todas las órdenes de Venta. <text:s/>Seleccione una orden, luego vaya al menú superior <text:s/>Plugins-&gt;Ejecutar un Plugin-&gt;Imprimir Workflow para mostrar el menú de abajo.</text:p>
      <text:p text:style-name="P4"/>
      <text:p text:style-name="P4">En el cliente web puede obtener el flujo de trabajo del proceso asociado entre-compañías (el proceso mismo se alcanza yendo al documento de venta y haciendo clic en el botón Proceso sobre él), el capítulo Procesos provee toda la información necesaria para crear y modificar grupos de trabajo y procesos entre-compañías.</text:p>
      <text:p text:style-name="P4"><draw:frame draw:style-name="fr2" draw:name="gráficos7" text:anchor-type="paragraph" svg:width="17.59cm" svg:height="12.278cm" draw:z-index="6"><draw:image xlink:href="Pictures/2000000700005000000037DA39A14EB9.svm" xlink:type="simple" xlink:show="embed" xlink:actuate="onLoad"/></draw:frame>Figura 24.7: Flujo de trabajo para la orden SO005</text:p>
      <text:p text:style-name="P4"/>
      <text:p text:style-name="P5">24.6.1 Asignando roles</text:p>
      <text:p text:style-name="P4"/>
      <text:p text:style-name="P4">Los usuarios pueden enlazarse a diferentes roles especificando sus deberes en ciertas fases de diferentes flujos de trabajo que acompañan a los varios documentos. <text:s/>Por ejemplo, si un usuario ha tomado el rol de Gerente de servicios, toma la tarea de aprobar los pedidos de días libres de sus empleados, así, su rol se verá integrado en el flujo de trabajo de petición de días libres.</text:p>
      <text:p text:style-name="P4">La definición de roles se hace en <text:s/>Administración-&gt;Usuarios-&gt;Estructura de Roles-&gt;Roles, del mismo modo que usted define grupos, excepto que los roles pueden ser jerárquicos: un rol padre puede tener la misma influencia que todos sus roles hijos (por ejemplo, el director de ventas podría hacer todas las cosas que han sido definidas para el vendedor, lo mismo que cualquier cosa definida específicamente para el grupo director de ventas, si el director de ventas se ha convertido en padre del grupo de ventas).</text:p>
      <text:p text:style-name="P4"><text:soft-page-break/>Una vez que los roles han sido definidos, puede adicionarlos a las transiciones del flujo de trabajo usando el campo Rol. <text:s/>Esto significa que los usuarios que han pedido un rol pueden hacer las transiciones en el flujo de trabajo, lo que les permite pasar de una actividad a otra (por ejemplo confirmar una orden factura).</text:p>
      <text:p text:style-name="P4"/>
      <text:p text:style-name="P5">24.7 Configurando reportes</text:p>
      <text:p text:style-name="P4"/>
      <text:p text:style-name="P4">OpenErp Tiene dos distintos tipos de reporte:</text:p>
      <text:list xml:id="list1221991438" text:style-name="L10">
        <text:list-item>
          <text:p text:style-name="P20">Reportes Estadísticos éstos son datos calculados, frecuentemente representados en forma de listas o gráficos. <text:s/>Estos reportes son dinámicos y puede navegar a través de los datos o cifras mediante la interfase de cliente.</text:p>
        </text:list-item>
        <text:list-item>
          <text:p text:style-name="P20">Documentos de Reporte: se usan para imprimir documentos del sistema. <text:s/>El resultado generalmente es un PDF generado por una selección hecha en la pantalla, además, le permite abrir estos reportes en OpenOffice.org para editar en ellos cualquier cambio antes de enviarlo al cliente.</text:p>
        </text:list-item>
      </text:list>
      <text:p text:style-name="P4">Debido al poder del motor de OpenErp, estos dos tipos de reporte pueden ser creados o modificados sin necesidad de desarrollo y esto se puede hacer directamente en la interfase de cliente de OpenErp u OpenOffice.org.</text:p>
      <text:p text:style-name="P4"/>
      <text:p text:style-name="P5">24.7.1 Manejando reportes estadisticos</text:p>
      <text:p text:style-name="P4"/>
      <text:p text:style-name="P4">Muchos reportes estadísticos están configurados por adelantado en OpenErp. <text:s/>Puede encontrarlos en los submenus de Informes bajo cada entrada principal del menú.</text:p>
      <text:p text:style-name="P4">También puede instalar muchos reportes nuevos usando varios módulos diferentes cuyos nombres usualmente empiezan con report_.</text:p>
      <text:p text:style-name="P4"/>
      <text:p text:style-name="P5">Modelando un reporte nuevo</text:p>
      <text:p text:style-name="P4"/>
      <text:p text:style-name="P4">OpenErp le da la posibilidad de desarrollar sus propios análisis para las especificaciones que necesita. <text:s/>Para definir un nuevo análisis de los datos debería instalar el módulo <text:s/>base_report_ creator. <text:s/>Esto le permite crear complejas peticiones a la base de datos de una manera simple y visual.</text:p>
      <text:p text:style-name="P4">Una vez que el módulo está instalado, cree un nuevo reporte usando el menú <text:s/>Tableros-&gt;Configuración-&gt;Reportes personalizados.</text:p>
      <text:p text:style-name="P4">Dé un nuevo Nombre de Reporte a su nuevo reporte y seleccione los objetos que va a analizar, por ejemplo, seleccione los tres objetos siguientes: Empresa, Orden de Venta, Línea de orden de venta.</text:p>
      <text:p text:style-name="P4">Entonces pase a la segunda solapa Parámetros de Vista para seleccionar las vistas que quiere en su reporte. <text:s/>Seleccione árbol (tree) en la Primera Vista y gráfico (graph) en la Segunda Vista. <text:s/>Puede elegir el tipo de gráfico mostrado usando los campos Vista gráfico.</text:p>
      <text:p text:style-name="P4">También puede seleccionar calendario como una vista si va a adicionar el campo fecha en su reporte.</text:p>
      <text:p text:style-name="P4"/>
      <text:p text:style-name="P4">Consejo: el plug-in de MS Excel</text:p>
      <text:p text:style-name="P4">El plug-in de Excel de Microsoft le permite conectarse a OpenErp y automáticamente extraer los datos seleccionados. <text:s/>Puede entonces aplicar las fórmulas y gráficos para hacer su propio tablero de medidas directamente en Excel. <text:s/>El archivo .xls puede ser salvado y cuando se reabra ser conectará a OpenErp para actualizar las diferentes listas y gráficos con datos <text:soft-page-break/>actuales.</text:p>
      <text:p text:style-name="P4"/>
      <text:p text:style-name="P4"><draw:frame draw:style-name="fr2" draw:name="gráficos8" text:anchor-type="paragraph" svg:width="17.59cm" svg:height="12.014cm" draw:z-index="7"><draw:image xlink:href="Pictures/20000007000058CC00003CA8E2DBCADD.svm" xlink:type="simple" xlink:show="embed" xlink:actuate="onLoad"/></draw:frame>Figura 24.8: <text:s/>Campos seleccionados para el análisis de ventas por cliente y por producto (plugins_excel.png)</text:p>
      <text:p text:style-name="P4"/>
      <text:p text:style-name="P4">En la tercera solapa Campos a Mostrar puede adicionar filtros sobre todos los campos de los objetos seleccionados (Filtros sobre Campos). <text:s/>Para hacerlo, use el botón <text:s/>Adicionar Filtro en la parte superior del formulario. <text:s/>Por el momento no adicione un filtro.</text:p>
      <text:p text:style-name="P4">En la cuarta solapa debe indicar cuál de los campos la lista quiere mostrar en su reporte(Campos a Mostrar). <text:s/>Complete la pantalla siguiendo las líneas de la figura inferior:</text:p>
      <text:list xml:id="list985921578" text:style-name="L11">
        <text:list-item>
          <text:p text:style-name="P21">El campo Secuencia da el orden de los campos mostrados.</text:p>
        </text:list-item>
        <text:list-item>
          <text:p text:style-name="P21">Método de Agrupado en la tercera columna le permite determinar la operación de agrupado que se aplicará a este campo:</text:p>
        </text:list-item>
      </text:list>
      <text:list xml:id="list1909564214" text:style-name="L12">
        <text:list-item>
          <text:list>
            <text:list-item>
              <text:list>
                <text:list-item>
                  <text:p text:style-name="P22">Campo Agrupado: le permite agrupar las entradas de documentos con el mismo valor,</text:p>
                </text:list-item>
                <text:list-item>
                  <text:p text:style-name="P22">Suma: da la suma de los valores en este campo,</text:p>
                </text:list-item>
                <text:list-item>
                  <text:p text:style-name="P22">Mínimo: da el mínimo de todos los valores que aparecen en este campo,</text:p>
                </text:list-item>
                <text:list-item>
                  <text:p text:style-name="P22">Máximo da el máximo de todos los valores que aparecen en este campo,</text:p>
                </text:list-item>
                <text:list-item>
                  <text:p text:style-name="P22">promedio: da el promedio aritmético de todos los valores en este campo,</text:p>
                </text:list-item>
              </text:list>
            </text:list-item>
          </text:list>
        </text:list-item>
      </text:list>
      <text:list xml:id="list1412063303" text:style-name="L13">
        <text:list-item>
          <text:p text:style-name="P23">Modo Gráfico de la cuarta columna, determina si el campo aparecerá en está gráfica y de ser así en que eje (X o Y).</text:p>
        </text:list-item>
        <text:list-item>
          <text:p text:style-name="P23">Modo Calendario de la quinta columna, le permite especificar si el campo puede ser la base de una vista de calendario.</text:p>
        </text:list-item>
      </text:list>
      <text:p text:style-name="P4">Ahora puede guardar el reporte que ha definido. <text:s/>Haga clic en el botón de Open Report a la <text:soft-page-break/>derecha del formulario para obtener el análisis pedido.</text:p>
      <text:p text:style-name="P4"><draw:frame draw:style-name="fr3" draw:name="gráficos9" text:anchor-type="paragraph" svg:width="16.739cm" svg:height="10.506cm" draw:z-index="8"><draw:image xlink:href="Pictures/200000070000553E00003F74E947A0CD.svm" xlink:type="simple" xlink:show="embed" xlink:actuate="onLoad"/></draw:frame>Figura 24.9: <text:s/>Analizando ventas por empresa y por producto en vista de lista</text:p>
      <text:p text:style-name="P4"/>
      <text:p text:style-name="P4"><draw:frame draw:style-name="fr1" draw:name="gráficos10" text:anchor-type="paragraph" svg:width="17.085cm" svg:height="11.104cm" draw:z-index="9"><draw:image xlink:href="Pictures/2000000700004C1800003F74AB57B143.svm" xlink:type="simple" xlink:show="embed" xlink:actuate="onLoad"/></draw:frame>Figura 24.10: <text:s/>Analizando ventas por empresa y por producto en vista grafica</text:p>
      <text:p text:style-name="P5"><text:soft-page-break/>Configurando los tableros</text:p>
      <text:p text:style-name="P4"/>
      <text:p text:style-name="P4">Un tablero es una selección de reportes previamente definidos en OpenErp. <text:s/>Puede elegir de centenas de reportes pre-definidos y para cada reporte indicar su posición en el tablero.</text:p>
      <text:p text:style-name="P4">Tal como campos en los reportes, el campo secuencia determina el orden en el que las vistas aparecerán en el tablero.</text:p>
      <text:p text:style-name="P4"/>
      <text:p text:style-name="P4"><draw:frame draw:style-name="fr3" draw:name="gráficos11" text:anchor-type="paragraph" svg:width="14.877cm" svg:height="9.932cm" draw:z-index="10"><draw:image xlink:href="Pictures/20000007000058CC00003E0E80EB7884.svm" xlink:type="simple" xlink:show="embed" xlink:actuate="onLoad"/></draw:frame>Figura 24.11: <text:s/>Definición de un tablero nuevo</text:p>
      <text:p text:style-name="P4"/>
      <text:p text:style-name="P4">Una vez que ha sido definido el tablero a través de tableros configuración definición de tablero, puede usar el botón Crear Menú para crear una entrada de menú para su tablero en cualquier lugar del sistema de menús.</text:p>
      <text:p text:style-name="P4"/>
      <text:p text:style-name="P5">24.7.2 Manejando plantillas de documentos con OpenOffice.org</text:p>
      <text:p text:style-name="P4"/>
      <text:p text:style-name="P4">Para configurar sus documentos imprimibles en OpenErp, use el módulo <text:s/>base_report_ designer.</text:p>
      <text:p text:style-name="P4"/>
      <text:p text:style-name="P4">Consejo: <text:s/>El plug-in de Writter de OpenOffice.org</text:p>
      <text:p text:style-name="P4">Puede crear sus propios reportes en sólo unos minutos usando el plug-in de Writter de OpenOffice.org. <text:s/>Esta herramienta le puede dar a su equipo una gran mejora de productividad; <text:s/>usándolo puede crear plantillas para todos los documentos de su compañía reduciendo el trabajo de creación, estructura de datos y de documentos de cliente.</text:p>
      <text:p text:style-name="P4"/>
      <text:p text:style-name="P4">El sistema es tanto simple como poderoso, porque le da a los beneficios de todas las facilidades de estructura ofrecidas por Writter de OpenOffice así como de todos los datos y cálculos provistos por OpenErp. <text:s/>usted puede crear o modificar reportes directamente de OpenOffice y luego usarlos en OpenErp.</text:p>
      <text:p text:style-name="P4"><text:soft-page-break/></text:p>
      <text:p text:style-name="P4">Nota: Independencia de OpenOffice.org</text:p>
      <text:p text:style-name="P4">OpenOffice.org sólo se usa para generar nuevas plantillas de documentos. <text:s/>El administrador del sistema es la única persona que puede instalarlo. <text:s/>Una vez que las plantillas de documentos hayan sido definidas los usuarios no lo necesitan para hacer su trabajo normal, pueden usar Microsoft Office o OpenOffice según les parezca.</text:p>
      <text:p text:style-name="P4">El plug-in de OpenOffice le permite buscar campos en OpenErp e integrarlos en sus plantillas de documentos. <text:s/>Puede usar loops en sus tablas o secciones, permitiéndole adicionar varias líneas a una orden por ejemplo.</text:p>
      <text:p text:style-name="P4">Una vez que los reportes hayan sido definidos aparecen directamente en el cliente de OpenErp para los usuarios del sistema. <text:s/>Hay dos maneras de usar reportes:</text:p>
      <text:list xml:id="list68089897" text:style-name="L14">
        <text:list-item>
          <text:p text:style-name="P24">Haga que el reporte produzca un documento PDF con datos que reflejen los registros seleccionados (por ejemplo una factura),</text:p>
        </text:list-item>
        <text:list-item>
          <text:p text:style-name="P24">Haga que el <text:s/>reporte habrá un documento para modificación en OpenOffice con datos que reflejen el registro seleccionado. <text:s/>Esto le permite modificar el documento en OpenOffice antes de enviarlo al cliente (tal como en una cotización).</text:p>
        </text:list-item>
      </text:list>
      <text:p text:style-name="P4">Los reportes personalizados se guardan en la base de datos de OpenErp y son accesibles a todos los que tengan derecho a usar su base de datos sin necesidad de instalación del OpenOffice en sus computadoras. <text:s/>Las modificaciones del documento se aplican a una simple base de datos.</text:p>
      <text:p text:style-name="P4"/>
      <text:p text:style-name="P5">Instalando el módulo OpenOffice</text:p>
      <text:p text:style-name="P4"/>
      <text:p text:style-name="P4">Debe instalar dos componentes antes de usar el editor de reporte:</text:p>
      <text:list xml:id="list1287538048" text:style-name="L15">
        <text:list-item>
          <text:p text:style-name="P25">Primero el módulo base_report_designer en su instalación OpenErp si no estuviera ya ahí y luego en su base de datos OpenErp si quiere usarla,</text:p>
        </text:list-item>
        <text:list-item>
          <text:p text:style-name="P25">El OpenOffice Report Designer en la instalación de OpenOffice en la computadora de su administrador del sistema.</text:p>
        </text:list-item>
      </text:list>
      <text:p text:style-name="P4">Empiece instalando el módulo base_reporte_designer tal como cualquier otro módulo OpenErp.</text:p>
      <text:p text:style-name="P4">Para instalar la extensión OpenOffice, busque el archivo openreport.zip proporcionado con la distribución Report Designer. <text:s/>Revise que el OpenOffice esté instalado adecuadamente en su computadora y que tiene derechos de administración para instalación.</text:p>
      <text:p text:style-name="P4"><draw:frame draw:style-name="fr3" draw:name="gráficos12" text:anchor-type="paragraph" svg:width="16.625cm" svg:height="6.472cm" draw:z-index="11"><draw:image xlink:href="Pictures/20000007000058CC000029547B8823FF.svm" xlink:type="simple" xlink:show="embed" xlink:actuate="onLoad"/></draw:frame>Figura 24.12: Menú de reporte OpenErp en el Writter de OpenOffice.org</text:p>
      <text:p text:style-name="P4"/>
      <text:p text:style-name="P4"><text:soft-page-break/>inicie el Writter de OpenOffice, seleccione <text:s/>Herramientas-&gt;Manejo de Paquetes para abrir la caja de diálogo manejo de paquetes y busqué el archivo <text:s/>openreport.zip <text:s/>para instalarlo. <text:s/>Entonces cierre la aplicación y reinicie Writter: aparece un nuevo menú en la barra de menú superior, Tiny Report o OpenErp Report.</text:p>
      <text:p text:style-name="P4"/>
      <text:p text:style-name="P5">Conectando OpenOffice a a OpenErp</text:p>
      <text:p text:style-name="P4"/>
      <text:p text:style-name="P4">Seleccione <text:s/>OpenErp Report-&gt;Parámetros de servidor <text:s/>en el menú superior del Writter de OpenOffice. <text:s/>Entonces puede ingresar los parámetros de conexión al servidor OpenErp. <text:s/>Debe seleccionar una base de datos, como demo_min, en aquella que tenga instalado el módulo venta (sale). <text:s/>Aparece un mensaje si ha tenido una conexión exitosa.</text:p>
      <text:p text:style-name="P4"/>
      <text:p text:style-name="P5">Modificando un reporte</text:p>
      <text:p text:style-name="P4"/>
      <text:p text:style-name="P4">El editor de reporte le permite:</text:p>
      <text:list xml:id="list968684937" text:style-name="L16">
        <text:list-item>
          <text:p text:style-name="P26">Modifique los reportes existentes los que reemplazarán a los originales en sus bases de datos OpenErp,</text:p>
        </text:list-item>
        <text:list-item>
          <text:p text:style-name="P26">cree nuevos reportes para el objeto seleccionado.</text:p>
        </text:list-item>
      </text:list>
      <text:p text:style-name="P4">Para modificar un recorte existente seleccione <text:s/>Reporte OpenErp-&gt;Modificar Reporte Existente. <text:s/>Escoja al reporte: <text:s/>Petición para cotización en la caja de diálogo Modificar Reporte Existente y luego haga clic en Guardar en el Directorio Temporal.</text:p>
      <text:p text:style-name="P4"><draw:frame draw:style-name="fr2" draw:name="gráficos13" text:anchor-type="paragraph" svg:width="17.59cm" svg:height="11.7cm" draw:z-index="12"><draw:image xlink:href="Pictures/20000007000054BC00003F742EFC2EE5.svm" xlink:type="simple" xlink:show="embed" xlink:actuate="onLoad"/></draw:frame>Figura 24.13: <text:s/>Modificando una plantilla de documento</text:p>
      <text:p text:style-name="P4"/>
      <text:p text:style-name="P4">Office abre entonces el reporte en el modo editar para usted. <text:s/>Puede modificarlo usando los <text:soft-page-break/>procesos estándar de editor de textos de Writter de OpenOffice.</text:p>
      <text:p text:style-name="P4">El documento es modificado en su versión en inglés. <text:s/>Será traducido como siempre por el sistema traductor de OpenErp, cuando lo use a través de la interfase de cliente si ha configurado su propia instalación para traducirlo a otro lenguaje. <text:s/>Así que sólo necesita modificar la plantilla una vez, incluso si el sistema usa otros lenguajes, pero necesitará adicionar traducciones tal como se describió antes en este capítulo si adiciona campos o cambia los contenidos de los existentes.</text:p>
      <text:p text:style-name="P4"/>
      <text:p text:style-name="P4">Consejo: Reportes antiguos</text:p>
      <text:p text:style-name="P4">Los reportes antiguos pueden no haber sido totalmente convertidos al nuevo formato que soporta OpenErp. <text:s/>las expresiones de datos en el formato antiguo se muestran entre corchetes dobles y no en campos OpenOffice.</text:p>
      <text:p text:style-name="P4">Puede transformar un reporte antiguo a el nuevo formato desde el menú OpenOffice <text:s/>OpenErp Report-&gt;Convertir corchete-campos.</text:p>
      <text:p text:style-name="P4"/>
      <text:p text:style-name="P4">Desde la barra de herramientas de OpenOffice para OpenErp también es posible:</text:p>
      <text:list xml:id="list2123631272" text:style-name="L17">
        <text:list-item>
          <text:p text:style-name="P27">conectarse al servidor OpenErp proporcionando los parámetros de conexión,</text:p>
        </text:list-item>
        <text:list-item>
          <text:p text:style-name="P27">adicionar una rutina (loop): seleccione un campo entre los campos disponibles del objeto propuesto, por ejemplo, Líneas de orden. <text:s/>Cuando se imprima esta rutina se ejecutará para cada línea de la orden. <text:s/>La rutina se puede poner en una tabla (las líneas entonces se repetirán) o en una sección de OpenOffice,</text:p>
        </text:list-item>
        <text:list-item>
          <text:p text:style-name="P27">adicionar un campo: puede recorrer toda la base de datos OpenErp desde el objeto seleccionado por un campo particular.</text:p>
        </text:list-item>
        <text:list-item>
          <text:p text:style-name="P27">adicionar una expresión: ingrese una expresión en lenguaje Python para calcular los valores de cualquier campo en el objeto seleccionado.</text:p>
        </text:list-item>
      </text:list>
      <text:p text:style-name="P4"/>
      <text:p text:style-name="P4">Consejo: Expresiones Python</text:p>
      <text:p text:style-name="P9"><text:span text:style-name="T3">usando el botón expresión puede ingresar expresiones en el lenguaje Python. <text:s/>Estas expresiones pueden usar todos los campos de objeto en sus cálculos. <text:s/>Por ejemplo si hace un reporte de una orden puede usar la siguiente expresión: '%.2f' %(amount_total </text:span><text:span text:style-name="T5">* 0.9</text:span><text:span text:style-name="T3">).</text:span></text:p>
      <text:p text:style-name="P4">En este ejemplo el monto total, amount_total es un campo del objeto orden, el resultado será el 90% del total de la orden formateado para tener dos números decimales.</text:p>
      <text:p text:style-name="P4"/>
      <text:p text:style-name="P4">Puede revisar los resultados en OpenErp usando el menú <text:s/>Gestión de Ventas-&gt;Órdenes de Venta-&gt;Todas las órdenes.</text:p>
      <text:p text:style-name="P4"/>
      <text:p text:style-name="P5">Creando un reporte nuevo</text:p>
      <text:p text:style-name="P4"/>
      <text:p text:style-name="P4">La plantilla general está hecha de rutinas (tales como la lista de órdenes seleccionadas) y campos del objeto, los que serán listados por la rutina. <text:s/>De el formato según sus requerimientos y luego guarde la plantilla.</text:p>
      <text:p text:style-name="P4">Las plantillas existentes de reporte son una fuente muy buena de ejemplos. <text:s/>Puede empezar adicionando rutinas y varios campos para crear una plantilla mínima.</text:p>
      <text:p text:style-name="P4">Cuando un reporte ha sido creado, envíelo a el servidor haciendo clic en <text:s/>OpenEpr Report-&gt; Enviar al servidor, lo que le traerá la caja de diálogo Enviar al Servidor. <text:s/>Ingrese el Nombre Técnico de <text:s/>sale.order, para que aparezca al lado de los otros reportes de órdenes de venta. <text:s/>Renombre la plantilla como Nueva Orden de Venta en <text:s/>Nombre de Reporte, marque la casilla encabezado corporativo y finalmente haga clic en Enviar el Reporte al Servidor.</text:p>
      <text:p text:style-name="P4"><text:soft-page-break/>Para enviarlo al servidor, puede especificar si prefiere que OpenErp produzca un PDF cuando el usuario imprima el documento o si OpenErp debe abrir el documento para editarse en el Writter de OpenOffice antes de imprimirse. <text:s/>Para eso escoja PDF o SXW(uno de los formatos de los documentos Office) en el campo Seleccionar Tipo de Reporte.</text:p>
      <text:p text:style-name="P4"/>
      <text:p text:style-name="P5">24.7.3 Creando encabezados comunes para los reportes</text:p>
      <text:p text:style-name="P4"/>
      <text:p text:style-name="P4">Cuando grabe nuevos reportes y reportes que haya modificado, se le da la opción de seleccionar un encabezado. <text:s/>Este encabezado es una plantilla que crea un encabezado estándar de página y de pie de página conteniendo datos que están definidos en cada base de datos.</text:p>
      <text:p text:style-name="P9"><text:span text:style-name="T3">El encabezado está disponible para todos los usuarios del servidor OpenErp. <text:s/>su plantilla puede ser encontrada en el sistema de archivos del servidor en el directorio <text:s/>addons</text:span><text:span text:style-name="T6">/custom</text:span><text:span text:style-name="T3"> y es común a todos los usuarios del servidor. <text:s/>Aunque los reportes adjuntan información acerca de la compañía que los imprime puede reemplazar varios nombres en la plantilla con valores de la base de datos pero la estructura de la página permanecerá común a todas las bases de datos en el servidor.</text:span></text:p>
      <text:p text:style-name="P9"><text:span text:style-name="T3">Si su compañía tiene su propio servidor o que está hospedado en uno que usted accede, puede personalizar esta plantilla. <text:s/>Para adicionar el logo de la compañía debe ingresar al programa como un usuario al que se permite editar archivos del servidor, luego vaya al directorio addons</text:span><text:span text:style-name="T6">/custom</text:span><text:span text:style-name="T3">, copie allí su logo (en un formato de archivo gráfico estándar), luego edite el archivo <text:s/>corporate_rml_header.rml con un editor de texto. <text:s/>El texto en la forma &lt;image file=”corporate_logo-png” x=”1 cm” y=”27 cm” width=”6 cm”</text:span><text:span text:style-name="T4">/&gt;</text:span><text:span text:style-name="T3"> debe ser puesto después de la línea &lt;!-logo-&gt; para que se pueda coger y mostrar su logo en cada página que usa el encabezado de corporación.</text:span></text:p>
      <text:p text:style-name="P4"/>
      <text:p text:style-name="P4"/>
      <text:p text:style-name="P5">24.8 Importando y exportando datos</text:p>
      <text:p text:style-name="P4"/>
      <text:p text:style-name="P4">Cada formulario en OpenErp tiene un mecanismo estándar para importar datos de un archivo CSV a través de la interfase de usuario de cliente, del mismo formato que se usa en las traducciones de lenguaje.</text:p>
      <text:p text:style-name="P4"/>
      <text:p text:style-name="P4">Nota: Formularios y listas</text:p>
      <text:p text:style-name="P4">El formato de archivo CSV es un formato de texto compatible con la mayor parte de hojas de cálculo (tales como Calc de OpenOffice, Excel de MS) es fácilmente editable como hoja de cálculo. <text:s/>La primera línea contiene el nombre del campo en el formato, todas las líneas subsecuentes son datos alineados en sus respectivas columnas.</text:p>
      <text:p text:style-name="P4"/>
      <text:p text:style-name="P5">24.8.1 Exportando datos de OpenErp a CSV</text:p>
      <text:p text:style-name="P4"/>
      <text:p text:style-name="P4">Inicie explorando el uso de OpenErp del formato para exportar CSV, exportando un juego de datos de complejidad modesta, las empresas y direcciones de empresa en los datos de demostración.</text:p>
      <text:p text:style-name="P4">Vaya a <text:s/>Empresas-&gt;Empresas <text:s/>por la lista de empresas y navegue hasta el fondo de la lista para ser click en el enlace Exportar, esto hace aparecer la caja de diálogo Exportar Datos, seleccionen los siguientes campos:</text:p>
      <text:list xml:id="list54514737" text:style-name="L18">
        <text:list-item>
          <text:p text:style-name="P28">Nombre,</text:p>
        </text:list-item>
        <text:list-item>
          <text:p text:style-name="P28"><text:soft-page-break/>Nombre de Contacto bajo el menú contactos,</text:p>
        </text:list-item>
        <text:list-item>
          <text:p text:style-name="P28">Ciudad bajo el menú Contactos.</text:p>
        </text:list-item>
      </text:list>
      <text:p text:style-name="P4">Puedes seleccionarlos y añadirlos a la vez o hacer Ctrl-clic sobre ellos y adicionar la selección múltiple, el orden en que lo selecciona es el orden en que serán mostrados.</text:p>
      <text:p text:style-name="P4">Luego haga clic en exportar y guarde los datos resultantes en el archivo data.csv, puede abrir ese archivo en una hoja de cálculo o un editor de texto.</text:p>
      <text:p text:style-name="P4">Verá que tiene una lista de empresas, con el nombre y ciudad de cada contacto de empresa al lado. <text:s/>En el par de casos donde hay más de una dirección, no se pone el nombre de empresa, es importante notar que el orden de las entradas es crítico así que no ordene la lista.</text:p>
      <text:p text:style-name="P4"/>
      <text:p text:style-name="P4">Consejos: Límites de lista</text:p>
      <text:p text:style-name="P4">Hay un límite al número de ítem que puede exportar en el cliente, es el número que puede ver actualmente y que está limitado a un máximo de 100 en el cliente web pero, es arbitrario en el cliente GTK.</text:p>
      <text:p text:style-name="P9"><text:span text:style-name="T3">Así que si desea exportar todo, use el cliente GTK, ponga el límite de exportación a una cifra arbitraria muy grande (usando el botón </text:span><text:span text:style-name="T7">+</text:span><text:span text:style-name="T3"> para mostrar los Parámetros y campos de Límite), luego haga clic en <text:s/>Form-&gt;Exportar datos, indique los campos a exportar y espere.</text:span></text:p>
      <text:p text:style-name="P4"/>
      <text:p text:style-name="P5">24.8.2 Importando datos CSV en OpenErp</text:p>
      <text:p text:style-name="P4"/>
      <text:p text:style-name="P4">Use este archivo de exportación como una plantilla para un archivo de importación borrando todos los datos y usando nuevos datos (aquí importará nuevos datos junto con los datos de demostración pero el principio es el mismo para una base de datos en blanco).</text:p>
      <text:p text:style-name="P4">Por ejemplo, para importar empresas con varios contactos para los que especifica un nombre y una ciudad, crearía el siguiente archivo del archivo de exportación:</text:p>
      <text:p text:style-name="P4"/>
      <text:p text:style-name="P4">Tabla 24.1: Ejemplo de importación de campos de las direcciones de empresa</text:p>
      <table:table table:name="Tabla1" table:style-name="Tabla1">
        <table:table-column table:style-name="Tabla1.A"/>
        <table:table-column table:style-name="Tabla1.B"/>
        <table:table-column table:style-name="Tabla1.C"/>
        <table:table-row>
          <table:table-cell table:style-name="Tabla1.A1" office:value-type="string">
            <text:p text:style-name="P10">Nombre</text:p>
          </table:table-cell>
          <table:table-cell table:style-name="Tabla1.A1" office:value-type="string">
            <text:p text:style-name="P10">Contactos-Nombre de Contacto</text:p>
          </table:table-cell>
          <table:table-cell table:style-name="Tabla1.C1" office:value-type="string">
            <text:p text:style-name="P10">Contactos-Ciudad</text:p>
          </table:table-cell>
        </table:table-row>
        <table:table-row>
          <table:table-cell table:style-name="Tabla1.A2" office:value-type="string">
            <text:p text:style-name="P10">Whole Globe Tech</text:p>
          </table:table-cell>
          <table:table-cell table:style-name="Tabla1.A2" office:value-type="string">
            <text:p text:style-name="P10">Graham Global</text:p>
          </table:table-cell>
          <table:table-cell table:style-name="Tabla1.C2" office:value-type="string">
            <text:p text:style-name="P10">Atenas</text:p>
          </table:table-cell>
        </table:table-row>
        <table:table-row>
          <table:table-cell table:style-name="Tabla1.A2" office:value-type="string">
            <text:p text:style-name="P10"/>
          </table:table-cell>
          <table:table-cell table:style-name="Tabla1.A2" office:value-type="string">
            <text:p text:style-name="P10">Wanda World</text:p>
          </table:table-cell>
          <table:table-cell table:style-name="Tabla1.C2" office:value-type="string">
            <text:p text:style-name="P10">Roma</text:p>
          </table:table-cell>
        </table:table-row>
        <table:table-row>
          <table:table-cell table:style-name="Tabla1.A2" office:value-type="string">
            <text:p text:style-name="P10"/>
          </table:table-cell>
          <table:table-cell table:style-name="Tabla1.A2" office:value-type="string">
            <text:p text:style-name="P10">Emerson Earth</text:p>
          </table:table-cell>
          <table:table-cell table:style-name="Tabla1.C2" office:value-type="string">
            <text:p text:style-name="P10">Nueva York</text:p>
          </table:table-cell>
        </table:table-row>
        <table:table-row>
          <table:table-cell table:style-name="Tabla1.A2" office:value-type="string">
            <text:p text:style-name="P10">Miles A Minute</text:p>
          </table:table-cell>
          <table:table-cell table:style-name="Tabla1.A2" office:value-type="string">
            <text:p text:style-name="P10"/>
          </table:table-cell>
          <table:table-cell table:style-name="Tabla1.C2" office:value-type="string">
            <text:p text:style-name="P10"/>
          </table:table-cell>
        </table:table-row>
      </table:table>
      <text:p text:style-name="P4"/>
      <text:p text:style-name="P4">En la lista de empresas haga clic en el botón Importar y luego en la ventana Importar Datos, haga clic en abrir para buscar e importar el nuevo archivo data.csv. <text:s/>El cliente web automáticamente reconoce los nombres de columna pero el cliente GTK requiere que haga clic en el botón Auto detección.</text:p>
      <text:p text:style-name="P4">Entonces obtendrá una caja de diálogo mostrándole que ha importado dos objetos y puede ver las nuevas empresas y direcciones de empresa cuando actualice la lista en pantalla.</text:p>
      <text:p text:style-name="P4"/>
      <text:p text:style-name="P5">24.8.3 El formato CSV para estructuras complejas de base de datos</text:p>
      <text:p text:style-name="P4"/>
      <text:p text:style-name="P4">Cuando importa datos tiene que superar el problema de representar la estructura de base de datos en archivos planos .csv, para hacer esto hay dos soluciones posibles en OpenErp:</text:p>
      <text:p text:style-name="P4"/>
      <text:list xml:id="list763090510" text:style-name="L19">
        <text:list-item>
          <text:p text:style-name="P29"><text:soft-page-break/>importar un archivo que haya sido estructurado en una manera particular para permitirle cargar varias tablas diferentes de la base de datos de un archivo simple (tales como empresas y contactos de empresa en un archivo CSV, tal como el que acaba de hacer arriba),</text:p>
        </text:list-item>
      </text:list>
      <text:list xml:id="list1999284706" text:style-name="L20">
        <text:list-item>
          <text:p text:style-name="P30">importar varios archivos CSV, cada uno correspondiente a una tabla específica de la base de datos que tiene enlaces explícitos entre las tablas.</text:p>
        </text:list-item>
      </text:list>
      <text:p text:style-name="P4"/>
      <text:p text:style-name="P4">Nota: Importación de lado el servidor</text:p>
      <text:p text:style-name="P4">También puede importar datos CSV a través de la interfase del servidor. <text:s/>El formato de archivo es el mismo, pero los encabezados de columna se diferencian levemente, cuando se importa a través de la interfase de usuario se revisa que los encabezados de columna sean iguales que los nombres que se ven en los formularios en la misma interfase de usuario. <text:s/>En contraste, cuando se importa a través del servidor los nombres de encabezado de las columnas deben ser iguales a los nombres internos de los campos.</text:p>
      <text:p text:style-name="P4"/>
      <text:p text:style-name="P4">Empiece elaborando el encabezado del archivo CSV. <text:s/>Abra la herramienta de importación en el objeto en que está interesado y seleccione los campos que desea importar en su base de datos OpenErp. <text:s/>debe incluir cada campo que está coloreado en azul porque se requieren esos campos (a menos que sepa que se llenarán por defecto con un valor apropiado), también cualquier otro campo que sea importante para usted.</text:p>
      <text:p text:style-name="P4"><draw:frame draw:style-name="fr2" draw:name="gráficos14" text:anchor-type="paragraph" svg:width="17.59cm" svg:height="12.575cm" draw:z-index="13"><draw:image xlink:href="Pictures/200000070000502900003F74896033B7.svm" xlink:type="simple" xlink:show="embed" xlink:actuate="onLoad"/></draw:frame>Figura 24.14: Seleccionando campos para importación usando un archivo CSV</text:p>
      <text:p text:style-name="P4"/>
      <text:p text:style-name="P4">Use los nombres de campo como los nombres de columna en la primera línea de su archivo <text:soft-page-break/>CSV adicionando un campo por columna, si su archivo CSV tiene estos nombres en la primera línea cuando importe este archivo CSV, OpenErp automáticamente reconocerá el nombre de columna y lo tomará como nombre de campo de la tabla. <text:s/>Cuando haya creado su archivo CSV haga clic en el botón Nada para quitar los Campos a Importar, luego seleccione su archivo navegando buscando un Archivo a Importar y haga clic en el botón Auto Detectar.</text:p>
      <text:p text:style-name="P4">Para importar datos que tienen la estructura de su base de datos usted debería distinguir entre los siguientes tipos de campo en la interfase OpenErp: campos many-to-many (entre múltiples orígenes y destinos), campos many-to-one (de múltiples orígenes a un solo destino) y campos one-to-many (de un simple origen a múltiples destinos).</text:p>
      <text:p text:style-name="P4"/>
      <text:p text:style-name="P4">Nota: Tabla principal</text:p>
      <text:p text:style-name="P4">Cada uno de estos tipos se describe en relación a una tabla principal, la tabla cuyo formulario de entrada usted está viendo y cuyas entradas serían actualizadas por un archivo CSV simple.</text:p>
      <text:p text:style-name="P4">Sólo porque uno de estos campos de relación aparecen en la tabla principal no significa que hay un campo inverso en la tabla relacionada, pero puede haber.</text:p>
      <text:p text:style-name="P4">Así que no hay un campo one-to-many en el formulario de usuario para reflejar el campo, many-to-one user_id, de vendedor en el formulario de empresa, pero si hay un <text:s/>campo de empresa many-to-one partner_id en el formulario de contacto de empresa que refleja el one-to-many child_ids, esto es campo de contactos de empresa en el formulario empresa.</text:p>
      <text:p text:style-name="P4"/>
      <text:p text:style-name="P4">Vea en las siguientes figuras abajo y note la diferencia.</text:p>
      <text:p text:style-name="P4"/>
      <text:p text:style-name="P4"><draw:frame draw:style-name="fr3" draw:name="gráficos15" text:anchor-type="paragraph" svg:width="11.936cm" svg:height="0.847cm" draw:z-index="14"><draw:image xlink:href="Pictures/2000000700002EA00000034F06178675.svm" xlink:type="simple" xlink:show="embed" xlink:actuate="onLoad"/></draw:frame>Figura 24.15: Campo many-to-one: un vendedor enlazado a una empresa</text:p>
      <text:p text:style-name="P4"/>
      <text:p text:style-name="P4"><draw:frame draw:style-name="fr2" draw:name="gráficos16" text:anchor-type="paragraph" svg:width="17.59cm" svg:height="3.508cm" draw:z-index="15"><draw:image xlink:href="Pictures/20000007000058CC00001396CA7171E3.svm" xlink:type="simple" xlink:show="embed" xlink:actuate="onLoad"/></draw:frame>Figura 24.16: <text:s/>Campo many-to-many: categorías de empresa</text:p>
      <text:p text:style-name="P4"/>
      <text:p text:style-name="P4"><draw:frame draw:style-name="fr2" draw:name="gráficos17" text:anchor-type="paragraph" svg:width="17.59cm" svg:height="3.644cm" draw:z-index="16"><draw:image xlink:href="Pictures/20000007000058CC000019D14395F1AC.svm" xlink:type="simple" xlink:show="embed" xlink:actuate="onLoad"/></draw:frame>Figura 24.17: <text:s/>Campo one-to-many: <text:s/>contactos de empresa</text:p>
      <text:p text:style-name="P4"/>
      <text:p text:style-name="P5">Campos many-to-one</text:p>
      <text:p text:style-name="P4"/>
      <text:p text:style-name="P4">Los campos many-to-one representan una relación entre la tabla principal y otra tabla en la <text:soft-page-break/>base de datos donde la tabla principal tiene un asiento simple para la otra tabla. <text:s/>OpenErp trata de enlazar el nuevo registro en tabla principal con el campo en la otra tabla igualando sus valores de campo.</text:p>
      <text:p text:style-name="P4"/>
      <text:p text:style-name="P4">Consejo: Identificadores de campo</text:p>
      <text:p text:style-name="P4">Si está trabajando en el lado servidor puede usar identificadores en vez de nombres de recursos para enlazar tablas. <text:s/>Para hacerlo debe importar el primer archivo (por ejemplo, Productos), con una columna llamada <text:s/>id <text:s/>en su archivo CSV que contiene un identificador único por cada producto, éste puede ser un número que se incrementa.</text:p>
      <text:p text:style-name="P4">Cuando importa otros archivos que se enlazan a la primera tabla, puede usar el identificador en preferencia a los nombres (por ejemplo, cuando está guardando el inventario puede usar <text:s/>producto:id <text:s/>en vez del nombre de producto). <text:s/>Entonces no necesita ninguna conversión compleja para crear enlaces entre las dos tablas.</text:p>
      <text:p text:style-name="P4">Esto simplifica considerablemente de importación de otra base de datos en OpenErp, usted sólo crea una columna de enlace <text:s/>id <text:s/>por cada tabla que está importando y que contiene el identificador usado en la primera tabla.</text:p>
      <text:p text:style-name="P4"/>
      <text:p text:style-name="P5">Campos many-to-many</text:p>
      <text:p text:style-name="P4"/>
      <text:p text:style-name="P4">Los campos many-to-many se manejan igual que los campos many-to-one al tratar de recrear la relación entre tablas: de ambos modos buscando por nombres o usando identificadores.</text:p>
      <text:p text:style-name="P4">Hay varios valores posibles en un campo simple many-to-many, por tanto una empresa puede tener varias categorías asociadas. <text:s/>Debe separar los diferentes valores con una coma.</text:p>
      <text:p text:style-name="P4"/>
      <text:p text:style-name="P5">Campos one-to-many</text:p>
      <text:p text:style-name="P4"/>
      <text:p text:style-name="P4">Los campos one-to-many son un poco diferentes. <text:s/>Por ejemplo el campo Contactos de Empresa en el formulario de Empresa, que contiene todos los contactos.</text:p>
      <text:p text:style-name="P9"><text:span text:style-name="T3">Para importar tal campo no tiene que enlazar un registro en otra tabla, pero puede más bien crear y enlazar varios contactos de empresa usando el mismo archivo. Entonces puede especificar varios valores para diferentes campos enlazados a ese objeto por el campo one-to-many. <text:s/>Cada campo debe ser puesto en una columna de la tabla y el título de esta columna debe expresarse en la forma <text:s/></text:span><text:span text:style-name="T6">field_one-to- many/field_linked-object</text:span><text:span text:style-name="T3">. <text:s/>Los datos de empresa que importó hace poco tomó esa forma.</text:span></text:p>
      <text:p text:style-name="P4"/>
      <text:p text:style-name="P4">Nota: Simetría en los campos de relación</text:p>
      <text:p text:style-name="P4">Dependiendo de la estructura de sus datos puede ser más fácil usar la forma one-to-many o la forma many-to-one al relacionar dos tablas, siempre que los campos relevantes existan en ambos lados de la relación. <text:s/>Por ejemplo, usted puede:</text:p>
      <text:list xml:id="list1810852153" text:style-name="L21">
        <text:list-item>
          <text:p text:style-name="P31">importar una empresa con diferentes contactos en un archivo simple (one-to-many),</text:p>
        </text:list-item>
        <text:list-item>
          <text:p text:style-name="P31">importar las empresas primero y luego los contactos con el campo que enlaza a la empresa (en la forma many-to-one).</text:p>
        </text:list-item>
      </text:list>
      <text:p text:style-name="P4"/>
      <text:p text:style-name="P5">24.8.4 Otro ejemplo de archivo de importación CSV</text:p>
      <text:p text:style-name="P4"/>
      <text:p text:style-name="P4">Para ilustrar la importación de datos, puede ver otro ejemplo abajo. <text:s/>Primero se importa las categorías de empresa y luego se importa algunas empresas y sus contactos junto con el <text:soft-page-break/>enlace a las categorías que acaba de crear. <text:s/>Aunque usted puede crear nuevos contactos a la vez que crea empresas (porque puede hacer esto para relaciones one-to-many), no puede crear nuevas categorías de esta manera (porque ellas usan las relaciones many-to-many). <text:s/>Debe crear nuevas categorías en un paso separado.</text:p>
      <text:p text:style-name="P4"/>
      <text:p text:style-name="P5">Categorías de empresa</text:p>
      <text:p text:style-name="P4"/>
      <text:p text:style-name="P4">Empiece creando categorías de empresa en un archivo CSV:</text:p>
      <text:list xml:id="list215829560" text:style-name="L22">
        <text:list-item>
          <text:p text:style-name="P32">Cree la siguiente tabla en su hoja de cálculo: <text:s text:c="70"/>Tabla 24.2: Archivo de categorías de empresa</text:p>
        </text:list-item>
      </text:list>
      <table:table table:name="Tabla2" table:style-name="Tabla2">
        <table:table-column table:style-name="Tabla2.A" table:number-columns-repeated="3"/>
        <table:table-row>
          <table:table-cell table:style-name="Tabla2.A1" office:value-type="string">
            <text:p text:style-name="P10"/>
          </table:table-cell>
          <table:table-cell table:style-name="Tabla2.A1" office:value-type="string">
            <text:p text:style-name="P10">Columna A</text:p>
          </table:table-cell>
          <table:table-cell table:style-name="Tabla2.C1" office:value-type="string">
            <text:p text:style-name="P10">Columna B</text:p>
          </table:table-cell>
        </table:table-row>
        <table:table-row>
          <table:table-cell table:style-name="Tabla2.A2" office:value-type="string">
            <text:p text:style-name="P10">Linea 1</text:p>
          </table:table-cell>
          <table:table-cell table:style-name="Tabla2.A2" office:value-type="string">
            <text:p text:style-name="P10">Nombre de Categoría</text:p>
          </table:table-cell>
          <table:table-cell table:style-name="Tabla2.C2" office:value-type="string">
            <text:p text:style-name="P10">Categoria Padre</text:p>
          </table:table-cell>
        </table:table-row>
        <table:table-row>
          <table:table-cell table:style-name="Tabla2.A2" office:value-type="string">
            <text:p text:style-name="P10">Linea 2</text:p>
          </table:table-cell>
          <table:table-cell table:style-name="Tabla2.A2" office:value-type="string">
            <text:p text:style-name="P10">Calidad</text:p>
          </table:table-cell>
          <table:table-cell table:style-name="Tabla2.C2" office:value-type="string">
            <text:p text:style-name="P10"/>
          </table:table-cell>
        </table:table-row>
        <table:table-row>
          <table:table-cell table:style-name="Tabla2.A2" office:value-type="string">
            <text:p text:style-name="P10">Linea 3</text:p>
          </table:table-cell>
          <table:table-cell table:style-name="Tabla2.A2" office:value-type="string">
            <text:p text:style-name="P10">Oro</text:p>
          </table:table-cell>
          <table:table-cell table:style-name="Tabla2.C2" office:value-type="string">
            <text:p text:style-name="P10">Calidad</text:p>
          </table:table-cell>
        </table:table-row>
        <table:table-row>
          <table:table-cell table:style-name="Tabla2.A2" office:value-type="string">
            <text:p text:style-name="P10">Linea 4</text:p>
          </table:table-cell>
          <table:table-cell table:style-name="Tabla2.A2" office:value-type="string">
            <text:p text:style-name="P10">Plata</text:p>
          </table:table-cell>
          <table:table-cell table:style-name="Tabla2.C2" office:value-type="string">
            <text:p text:style-name="P10">Calidad</text:p>
          </table:table-cell>
        </table:table-row>
        <table:table-row>
          <table:table-cell table:style-name="Tabla2.A2" office:value-type="string">
            <text:p text:style-name="P10">Linea 5</text:p>
          </table:table-cell>
          <table:table-cell table:style-name="Tabla2.A2" office:value-type="string">
            <text:p text:style-name="P10">Bronce</text:p>
          </table:table-cell>
          <table:table-cell table:style-name="Tabla2.C2" office:value-type="string">
            <text:p text:style-name="P10">Calidad</text:p>
          </table:table-cell>
        </table:table-row>
      </table:table>
      <text:list xml:id="list1398018099" text:continue-numbering="true" text:style-name="L22">
        <text:list-header>
          <text:p text:style-name="P32">En la primera linea, Nombre de categoría y Categoría de Padre están los títulos de columna que corresponden a los nombres de campos en el formulario Categoría de Empresa. <text:s/>La columna A es para diferentes categorías de empresa y la columna B <text:s/>indica si esta categoría tiene una categoría padre, si la columna B ésta en blanco entonces la categoría se encuentra en el nivel superior.</text:p>
        </text:list-header>
        <text:list-item>
          <text:p text:style-name="P32">Guarde el archivo de hoja de cálculo en formato CSV, separado por comas y nombre el archivo como categories.csv.</text:p>
        </text:list-item>
        <text:list-item>
          <text:p text:style-name="P32">En OpenErp seleccione <text:s/>Empresas-&gt;Configuración-&gt;Categorías-&gt;Edita Categorías</text:p>
        </text:list-item>
        <text:list-item>
          <text:p text:style-name="P32">Haga clic en importar (en la parte inferior izquierda de de la lista) para que aparezca la caja de diálogo Importar Datos en la que encontrara la lista de campos que pueden importarse.</text:p>
        </text:list-item>
        <text:list-item>
          <text:p text:style-name="P32">Haga clic en Browse en el campo Archivo a Importar y seleccione el archivo CSV que acaba de crear, categories.csv, luego haga clic en Auto Detectar para adicionar los nombres de columnas en el archivo CSV con los nombres de campos inglés en Categorías de Empresa.</text:p>
        </text:list-item>
        <text:list-item>
          <text:p text:style-name="P32">Haga clic en Importar en el fondo de derecho de la caja de diálogo para cargar su datos. <text:s/>Debería recibir el mensaje 4 objetos importados en la caja de diálogo nueva. <text:s/>Cierre ambas esta y la caja de diálogo Importar Datos para retornar a la página original.</text:p>
        </text:list-item>
        <text:list-item>
          <text:p text:style-name="P32">Haga clic en <text:s/>Empresas-&gt;Empresas por categoría <text:s/>para ver el árbol de categorías, incluyendo la nueva rama calidad que ha cargado.</text:p>
        </text:list-item>
      </text:list>
      <text:p text:style-name="P4"/>
      <text:p text:style-name="P5">Empresas nuevas</text:p>
      <text:p text:style-name="P4"/>
      <text:p text:style-name="P4">Aquí se muestra como crear nuevas empresas con más de un contacto, como hizo antes y como enlazarlas a estas nuevas categorías:</text:p>
      <text:p text:style-name="P4">1. ingrese la tabla de abajo de cálculo</text:p>
      <text:p text:style-name="P4"><text:tab/>Tabla 24.3: archivo de datos de empresa partners.csv</text:p>
      <text:p text:style-name="P4"/>
      <text:p text:style-name="P4"/>
      <table:table table:name="Tabla3" table:style-name="Tabla3">
        <table:table-column table:style-name="Tabla3.A"/>
        <table:table-column table:style-name="Tabla3.B"/>
        <table:table-column table:style-name="Tabla3.C"/>
        <table:table-column table:style-name="Tabla3.D"/>
        <table:table-column table:style-name="Tabla3.E"/>
        <text:soft-page-break/>
        <table:table-row>
          <table:table-cell table:style-name="Tabla3.A1" office:value-type="string">
            <text:p text:style-name="P10"/>
          </table:table-cell>
          <table:table-cell table:style-name="Tabla3.A1" office:value-type="string">
            <text:p text:style-name="P10">Columna A</text:p>
          </table:table-cell>
          <table:table-cell table:style-name="Tabla3.A1" office:value-type="string">
            <text:p text:style-name="P10">Columna B</text:p>
          </table:table-cell>
          <table:table-cell table:style-name="Tabla3.A1" office:value-type="string">
            <text:p text:style-name="P10">Columna C</text:p>
          </table:table-cell>
          <table:table-cell table:style-name="Tabla3.E1" office:value-type="string">
            <text:p text:style-name="P10">Columna D</text:p>
          </table:table-cell>
        </table:table-row>
        <table:table-row>
          <table:table-cell table:style-name="Tabla3.A2" office:value-type="string">
            <text:p text:style-name="P10">Linea 1</text:p>
          </table:table-cell>
          <table:table-cell table:style-name="Tabla3.A2" office:value-type="string">
            <text:p text:style-name="P10">Name</text:p>
          </table:table-cell>
          <table:table-cell table:style-name="Tabla3.A2" office:value-type="string">
            <text:p text:style-name="P10">Categories</text:p>
          </table:table-cell>
          <table:table-cell table:style-name="Tabla3.A2" office:value-type="string">
            <text:p text:style-name="P10">ContactsContact Name</text:p>
          </table:table-cell>
          <table:table-cell table:style-name="Tabla3.E2" office:value-type="string">
            <text:p text:style-name="P10">Vendedor dedicado</text:p>
          </table:table-cell>
        </table:table-row>
        <table:table-row>
          <table:table-cell table:style-name="Tabla3.A2" office:value-type="string">
            <text:p text:style-name="P10">Linea 2</text:p>
          </table:table-cell>
          <table:table-cell table:style-name="Tabla3.A2" office:value-type="string">
            <text:p text:style-name="P10">Black Advertising</text:p>
          </table:table-cell>
          <table:table-cell table:style-name="Tabla3.A2" office:value-type="string">
            <text:p text:style-name="P10">Plata, Oro</text:p>
          </table:table-cell>
          <table:table-cell table:style-name="Tabla3.A2" office:value-type="string">
            <text:p text:style-name="P10">George Black</text:p>
          </table:table-cell>
          <table:table-cell table:style-name="Tabla3.E2" office:value-type="string">
            <text:p text:style-name="P10">Administrador</text:p>
          </table:table-cell>
        </table:table-row>
        <table:table-row>
          <table:table-cell table:style-name="Tabla3.A2" office:value-type="string">
            <text:p text:style-name="P10">Linea 3</text:p>
          </table:table-cell>
          <table:table-cell table:style-name="Tabla3.A2" office:value-type="string">
            <text:p text:style-name="P10"/>
          </table:table-cell>
          <table:table-cell table:style-name="Tabla3.A2" office:value-type="string">
            <text:p text:style-name="P10"/>
          </table:table-cell>
          <table:table-cell table:style-name="Tabla3.A2" office:value-type="string">
            <text:p text:style-name="P10">Jean Green</text:p>
          </table:table-cell>
          <table:table-cell table:style-name="Tabla3.E2" office:value-type="string">
            <text:p text:style-name="P10"/>
          </table:table-cell>
        </table:table-row>
        <table:table-row>
          <table:table-cell table:style-name="Tabla3.A2" office:value-type="string">
            <text:p text:style-name="P10">Linea 4</text:p>
          </table:table-cell>
          <table:table-cell table:style-name="Tabla3.A2" office:value-type="string">
            <text:p text:style-name="P10">Tiny sprl</text:p>
          </table:table-cell>
          <table:table-cell table:style-name="Tabla3.A2" office:value-type="string">
            <text:p text:style-name="P10"/>
          </table:table-cell>
          <table:table-cell table:style-name="Tabla3.A2" office:value-type="string">
            <text:p text:style-name="P10">Fabien Pinckaers</text:p>
          </table:table-cell>
          <table:table-cell table:style-name="Tabla3.E2" office:value-type="string">
            <text:p text:style-name="P10">Administrador</text:p>
          </table:table-cell>
        </table:table-row>
      </table:table>
      <text:list xml:id="list1856958157" text:style-name="L23">
        <text:list-item>
          <text:p text:style-name="P33">La segunda linea corresponde a la creación de una nueva empresa, con dos categorías existentes, que tiene dos contactos y está enlazada a un vendedor.</text:p>
        </text:list-item>
        <text:list-item>
          <text:p text:style-name="P33">Guarde el archivo usando el nombre <text:s/>partners.csv</text:p>
        </text:list-item>
        <text:list-item>
          <text:p text:style-name="P33">En OpenErp, seleccione <text:s/>Empresas-&gt;Empresas <text:s/>y luego importe el archivo que acaba de guardar. <text:s/>Recibirá un mensaje confirmando que ha importado y guardado sus datos.</text:p>
        </text:list-item>
        <text:list-item>
          <text:p text:style-name="P33">Verifique que ha importado los datos. <text:s/>Debería aparecer una nueva empresa (Black Advertising), con un vendedor (Administrador), dos contactos (Jorge Black y Jean Green) y dos categorías (Plata y Oro).</text:p>
        </text:list-item>
      </text:list>
      <text:p text:style-name="P4"/>
      <text:p text:style-name="P5">24.8.5 Exportando datos en otras formas</text:p>
      <text:p text:style-name="P4"/>
      <text:p text:style-name="P4">El mecanismo genérico de exportación de OpenErp le permite fácilmente exportar cualesquiera datos a cualquier ubicación en su sistema. <text:s/>No está restringido a lo que puede exportar, aunque usted puede restringir quién puede exportar estos datos usando las funciones de manejo de derechos que se discutió arriba.</text:p>
      <text:p text:style-name="P4">Puede usar esto para exportar sus datos hacia hojas de cálculo u otros sistemas tales como paquetes especiales de contabilidad. <text:s/>El formato de exportación es usualmente el formato CSV pero también puede usar el mecanismo COM de Microsoft para conectarse directamente al Excel de Microsoft.</text:p>
      <text:p text:style-name="P4"/>
      <text:p text:style-name="P4">Consejo: Acceso a la base de datos</text:p>
      <text:p text:style-name="P4">Los desarrolladores también pueden usar otras técnicas para acceder automáticamente a la base de datos de OpenErp. <text:s/>los más útiles son:</text:p>
      <text:list xml:id="list2025325868" text:style-name="L24">
        <text:list-item>
          <text:p text:style-name="P34">usando el servicio web XML-RPC,</text:p>
        </text:list-item>
        <text:list-item>
          <text:p text:style-name="P34">Accediendo a la base de datos PostgreSQL directamente.</text:p>
        </text:list-item>
      </text:list>
      <text:p text:style-name="P4"/>
      <text:p text:style-name="P4">Consejo: Grabador de módulo</text:p>
      <text:p text:style-name="P4">Si desea ingresar datos en OpenErp manualmente, debería usar el Grabador de módulo descrito en la primera sección de este capítulo. <text:s/>De esa manera generaría un módulo que puede fácil mente se reusado en diferentes bases de datos. <text:s/>Entonces sí hay problemas con una base de datos podrá reinstalar el módulo de datos que generó con todas sus registros y modificaciones hechos para su sistema.</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NimbusMonL-Regu" svg:font-family="NimbusMonL-Regu"/>
    <style:font-face style:name="NimbusRomNo9L-MediItal" svg:font-family="NimbusRomNo9L-MediItal"/>
    <style:font-face style:name="NimbusRomNo9L-Regu" svg:font-family="NimbusRomNo9L-Regu"/>
    <style:font-face style:name="NimbusRomNo9L-ReguItal" svg:font-family="NimbusRomNo9L-ReguItal"/>
    <style:font-face style:name="NimbusSanL-Bold" svg:font-family="NimbusSanL-Bold"/>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it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CO" style:letter-kerning="true" style:font-name-asian="Lucida Sans Unicode"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io Mario</meta:initial-creator>
    <meta:creation-date>2010-09-01T11:00:55.67</meta:creation-date>
    <dc:date>2010-12-15T16:29:18</dc:date>
    <dc:creator>mario </dc:creator>
    <meta:editing-duration>PT13H27M55S</meta:editing-duration>
    <meta:editing-cycles>76</meta:editing-cycles>
    <meta:generator>OpenOffice.org/3.2$Unix OpenOffice.org_project/320m18$Build-9502</meta:generator>
    <meta:document-statistic meta:table-count="3" meta:image-count="17" meta:object-count="0" meta:page-count="27" meta:paragraph-count="383" meta:word-count="9481" meta:character-count="58174"/>
  </office:meta>
</office:document-meta>
</file>